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automatic-styles>
    <style:style style:name="Table1" style:family="table">
      <style:table-properties style:width="6.6951in" fo:margin-left="-0.4806in" fo:margin-right="-0.3444in" table:align="margins" style:writing-mode="lr-tb"/>
    </style:style>
    <style:style style:name="Table1.A" style:family="table-column">
      <style:table-column-properties style:column-width="2.4806in" style:rel-column-width="24282*"/>
    </style:style>
    <style:style style:name="Table1.B" style:family="table-column">
      <style:table-column-properties style:column-width="4.2146in" style:rel-column-width="4125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8278in" fo:margin-left="-0.4806in" fo:margin-right="-0.4771in" table:align="margins" style:writing-mode="lr-tb"/>
    </style:style>
    <style:style style:name="Table2.A" style:family="table-column">
      <style:table-column-properties style:column-width="2.3792in" style:rel-column-width="22838*"/>
    </style:style>
    <style:style style:name="Table2.B" style:family="table-column">
      <style:table-column-properties style:column-width="4.4486in" style:rel-column-width="4269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7806in" fo:margin-left="-0.5938in" fo:margin-right="-0.3167in" table:align="margins" style:writing-mode="lr-tb"/>
    </style:style>
    <style:style style:name="Table3.A" style:family="table-column">
      <style:table-column-properties style:column-width="2.4903in" style:rel-column-width="24072*"/>
    </style:style>
    <style:style style:name="Table3.B" style:family="table-column">
      <style:table-column-properties style:column-width="4.2903in" style:rel-column-width="4146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6.7806in" fo:margin-left="-0.5938in" fo:margin-right="-0.3167in" table:align="margins" style:writing-mode="lr-tb"/>
    </style:style>
    <style:style style:name="Table4.A" style:family="table-column">
      <style:table-column-properties style:column-width="2.1319in" style:rel-column-width="20605*"/>
    </style:style>
    <style:style style:name="Table4.B" style:family="table-column">
      <style:table-column-properties style:column-width="4.6486in" style:rel-column-width="4493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6.7806in" fo:margin-left="-0.5938in" fo:margin-right="-0.3167in" table:align="margins" style:writing-mode="lr-tb"/>
    </style:style>
    <style:style style:name="Table5.A" style:family="table-column">
      <style:table-column-properties style:column-width="2.1319in" style:rel-column-width="20607*"/>
    </style:style>
    <style:style style:name="Table5.B" style:family="table-column">
      <style:table-column-properties style:column-width="4.6486in" style:rel-column-width="4492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7806in" fo:margin-left="-0.5938in" fo:margin-right="-0.3167in" table:align="margins" style:writing-mode="lr-tb"/>
    </style:style>
    <style:style style:name="Table6.A" style:family="table-column">
      <style:table-column-properties style:column-width="2.1306in" style:rel-column-width="20595*"/>
    </style:style>
    <style:style style:name="Table6.B" style:family="table-column">
      <style:table-column-properties style:column-width="4.65in" style:rel-column-width="4494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035in" fo:margin-left="-0.5938in" fo:margin-right="-0.4396in" table:align="margins" style:writing-mode="lr-tb"/>
    </style:style>
    <style:style style:name="Table7.A" style:family="table-column">
      <style:table-column-properties style:column-width="2.1319in" style:rel-column-width="20236*"/>
    </style:style>
    <style:style style:name="Table7.B" style:family="table-column">
      <style:table-column-properties style:column-width="4.7715in" style:rel-column-width="4529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9035in" fo:margin-left="-0.5938in" fo:margin-right="-0.4396in" table:align="margins" style:writing-mode="lr-tb"/>
    </style:style>
    <style:style style:name="Table8.A" style:family="table-column">
      <style:table-column-properties style:column-width="2.1319in" style:rel-column-width="20238*"/>
    </style:style>
    <style:style style:name="Table8.B" style:family="table-column">
      <style:table-column-properties style:column-width="4.7715in" style:rel-column-width="4529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P1" style:family="paragraph" style:parent-style-name="Paper_20_Title" style:master-page-name="Standard"/>
    <style:style style:name="P2" style:family="paragraph" style:parent-style-name="Contents_20_1">
      <style:paragraph-properties>
        <style:tab-stops>
          <style:tab-stop style:position="5.8701in" style:type="right" style:leader-style="dotted" style:leader-text="."/>
        </style:tab-stops>
      </style:paragraph-properties>
    </style:style>
    <style:style style:name="P3" style:family="paragraph" style:parent-style-name="Contents_20_2">
      <style:paragraph-properties>
        <style:tab-stops>
          <style:tab-stop style:position="5.6736in" style:type="right" style:leader-style="dotted" style:leader-text="."/>
        </style:tab-stops>
      </style:paragraph-properties>
    </style:style>
    <style:style style:name="P4" style:family="paragraph" style:parent-style-name="Contents_20_3">
      <style:paragraph-properties>
        <style:tab-stops>
          <style:tab-stop style:position="5.4772in" style:type="right" style:leader-style="dotted" style:leader-text="."/>
        </style:tab-stops>
      </style:paragraph-properties>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paragraph-properties style:writing-mode="lr-tb"/>
    </style:style>
    <style:style style:name="P10" style:family="paragraph" style:parent-style-name="AttribDesc">
      <style:paragraph-properties style:writing-mode="lr-tb"/>
    </style:style>
    <style:style style:name="P11" style:family="paragraph" style:parent-style-name="Heading_20_2" style:master-page-name="">
      <style:paragraph-properties fo:keep-with-next="auto"/>
    </style:style>
    <style:style style:name="P12" style:family="paragraph" style:parent-style-name="Standard" style:master-page-name="">
      <style:paragraph-properties fo:keep-with-next="always"/>
    </style:style>
    <style:style style:name="P13" style:family="paragraph" style:parent-style-name="Standard" style:list-style-name="L5"/>
    <style:style style:name="P14" style:family="paragraph" style:parent-style-name="Standard">
      <style:paragraph-properties fo:margin-left="0.25in" fo:margin-right="0in" fo:text-indent="0in" style:auto-text-indent="false"/>
    </style:style>
    <style:style style:name="P15" style:family="paragraph" style:parent-style-name="Heading_20_2" style:master-page-name="">
      <style:paragraph-properties fo:break-before="auto" fo:break-after="auto"/>
    </style:style>
    <style:style style:name="P16" style:family="paragraph" style:parent-style-name="Standard" style:list-style-name="L6"/>
    <style:style style:name="T1" style:family="text">
      <style:text-properties fo:font-style="italic" style:font-style-asian="italic" style:font-style-complex="italic"/>
    </style:style>
    <style:style style:name="T2" style:family="text" style:parent-style-name="code">
      <style:text-properties fo:font-style="italic" style:font-style-asian="italic" style:font-style-complex="italic"/>
    </style:style>
    <style:style style:name="T3" style:family="text" style:parent-style-name="code">
      <style:text-properties fo:font-weight="bold" style:font-weight-asian="bold" style:font-weight-complex="bold"/>
    </style:style>
    <style:style style:name="T4" style:family="text">
      <style:text-properties style:text-position="super 58%"/>
    </style:style>
    <style:style style:name="T5" style:family="text">
      <style:text-properties style:font-name="Arial" fo:font-weight="bold" style:font-weight-asian="bold" style:font-weight-complex="bold"/>
    </style:style>
    <style:style style:name="T6" style:family="text">
      <style:text-properties style:font-name="DejaVu Sans Condensed1"/>
    </style:style>
    <style:style style:name="T7" style:family="text">
      <style:text-properties style:font-name="DejaVu Sans Condensed" fo:font-size="8pt" style:font-size-asian="8pt" style:font-size-complex="8pt"/>
    </style:style>
    <style:style style:name="T8" style:family="text">
      <style:text-properties style:font-name="Arial"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fo:font-style="italic" style:text-underline-style="none" style:font-style-asian="italic" style:font-style-complex="italic"/>
    </style:style>
    <style:style style:name="T12" style:family="text">
      <style:text-properties style:font-name="Doulos SIL"/>
    </style:style>
    <style:style style:name="T13" style:family="text" style:parent-style-name="code">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flow-with-text="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flow-with-text="true"/>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itle>Lexicon Interchange Format</text:title></text:p>
      <text:p text:style-name="Paper_20_Subtitle"><text:subject>A Description</text:subject></text:p>
      <text:p text:style-name="Author"><text:initial-creator>Martin Hosken</text:initial-creator>,<office:annotation><dc:date>2006-07-13T00:00:00</dc:date><text:p>TODO:</text:p><text:p/><text:p>Add examples of:</text:p><text:p>. phonemic form</text:p><text:p/><text:p>Find out from FW about</text:p><text:p>. phonetic tone field</text:p><text:p>. phonetic pattern field</text:p><text:p/></office:annotation><text:line-break/>SIL Non-Roman Script Initiative (NRSI)</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Introduction<text:tab/>3</text:p>
          <text:p text:style-name="P3">Conformance<text:tab/>3</text:p>
          <text:p text:style-name="P3">Stability<text:tab/>4</text:p>
          <text:p text:style-name="P2">Types<text:tab/>5</text:p>
          <text:p text:style-name="P3">Datatypes<text:tab/>5</text:p>
          <text:p text:style-name="P4">int<text:tab/>5</text:p>
          <text:p text:style-name="P4">float<text:tab/>5</text:p>
          <text:p text:style-name="P4">string<text:tab/>5</text:p>
          <text:p text:style-name="P4">text<text:tab/>5</text:p>
          <text:p text:style-name="P4">datetime<text:tab/>5</text:p>
          <text:p text:style-name="P4">key<text:tab/>5</text:p>
          <text:p text:style-name="P4">lang<text:tab/>6</text:p>
          <text:p text:style-name="P4">refid<text:tab/>6</text:p>
          <text:p text:style-name="P4">URL<text:tab/>6</text:p>
          <text:p text:style-name="P3">Elements<text:tab/>6</text:p>
          <text:p text:style-name="P4">span<text:tab/>6</text:p>
          <text:p text:style-name="P4">multitext<text:tab/>7</text:p>
          <text:p text:style-name="P4">URLRef<text:tab/>7</text:p>
          <text:p text:style-name="P4">gloss<text:tab/>8</text:p>
          <text:p text:style-name="P4">field<text:tab/>8</text:p>
          <text:p text:style-name="P4">flag<text:tab/>8</text:p>
          <text:p text:style-name="P4">date-class<text:tab/>8</text:p>
          <text:p text:style-name="P4">extensible<text:tab/>9</text:p>
          <text:p text:style-name="P4">note<text:tab/>9</text:p>
          <text:p text:style-name="P4">phonetic<text:tab/>9</text:p>
          <text:p text:style-name="P4">etymology<text:tab/>9</text:p>
          <text:p text:style-name="P4">grammi<text:tab/>10</text:p>
          <text:p text:style-name="P4">reversal<text:tab/>10</text:p>
          <text:p text:style-name="P4">reversalRef<text:tab/>10</text:p>
          <text:p text:style-name="P4">example<text:tab/>11</text:p>
          <text:p text:style-name="P4">relation<text:tab/>11</text:p>
          <text:p text:style-name="P4">refentry<text:tab/>11</text:p>
          <text:p text:style-name="P4">variant<text:tab/>12</text:p>
          <text:p text:style-name="P4">Sense<text:tab/>12</text:p>
          <text:p text:style-name="P4">Entry<text:tab/>13</text:p>
          <text:p text:style-name="P4">field-defn<text:tab/>13</text:p>
          <text:p text:style-name="P4">field-defns<text:tab/>14</text:p>
          <text:p text:style-name="P4">range-element<text:tab/>14</text:p>
          <text:p text:style-name="P4">range-set<text:tab/>14</text:p>
          <text:p text:style-name="P4">ranges<text:tab/>14</text:p>
          <text:p text:style-name="P4">header<text:tab/>15</text:p>
          <text:p text:style-name="P4">lift<text:tab/>15</text:p>
          <text:p text:style-name="P2">UML Diagrams<text:tab/>16</text:p>
          <text:p text:style-name="P3">Base Elements<text:tab/>16</text:p>
          <text:p text:style-name="P3">Entry Elements<text:tab/>17</text:p>
          <text:p text:style-name="P3">Header Elements<text:tab/>17</text:p>
          <text:p text:style-name="P2">Range Sets<text:tab/>18</text:p>
          <text:p text:style-name="P3">date-type<text:tab/>18</text:p>
          <text:p text:style-name="P4">Elements<text:tab/>18</text:p>
          <text:p text:style-name="P3">dialect<text:tab/>18</text:p>
          <text:p text:style-name="P3">etymology<text:tab/>18</text:p>
          <text:p text:style-name="P4">Elements<text:tab/>18</text:p>
          <text:p text:style-name="P3">grammi<text:tab/>18</text:p>
          <text:p text:style-name="P3">lexical<text:tab/>18</text:p>
          <text:p text:style-name="P4">Elements<text:tab/>18</text:p>
          <text:p text:style-name="P3">note-type<text:tab/>19</text:p>
          <text:p text:style-name="P4">Elements<text:tab/>19</text:p>
          <text:p text:style-name="P3">paradigm<text:tab/>19</text:p>
          <text:p text:style-name="P4">Elements<text:tab/>19</text:p>
          <text:p text:style-name="P3">reversal-type<text:tab/>20</text:p>
          <text:p text:style-name="P3">semantic_domain<text:tab/>20</text:p>
          <text:p text:style-name="P3">status<text:tab/>20</text:p>
          <text:p text:style-name="P2">Examples<text:tab/>21</text:p>
          <text:p text:style-name="P3">Simple Records<text:tab/>21</text:p>
          <text:p text:style-name="P3">Subentries<text:tab/>22</text:p>
          <text:p text:style-name="P3">Reverse Index<text:tab/>23</text:p>
          <text:p text:style-name="P3">Lexical Relations<text:tab/>24</text:p>
          <text:p text:style-name="P3">Hierarchies<text:tab/>25</text:p>
          <text:p text:style-name="P3">Multiple Scripts<text:tab/>26</text:p>
          <text:p text:style-name="P3">Change History<text:tab/>26</text:p>
          <text:p text:style-name="P2">Implementation<text:tab/>28</text:p>
          <text:p text:style-name="P3">Lift Conformance<text:tab/>28</text:p>
          <text:p text:style-name="P3">Single Pass Generation<text:tab/>28</text:p>
          <text:p text:style-name="P4">Refid generation<text:tab/>28</text:p>
          <text:p text:style-name="P4">Generating LIFT<text:tab/>28</text:p>
          <text:p text:style-name="P4">Subentries<text:tab/>28</text:p>
          <text:p text:style-name="P3">Multiple Passes<text:tab/>29</text:p>
          <text:p text:style-name="P3">Roundtrip Requirements<text:tab/>29</text:p>
          <text:p text:style-name="P3">Merging XML<text:tab/>29</text:p>
          <text:p text:style-name="P2">Change History<text:tab/>30</text:p>
          <text:p text:style-name="P3">Initial Development<text:tab/>30</text:p>
        </text:index-body>
      </text:table-of-content>
      <text:p text:style-name="Standard"/>
      <text:h text:style-name="Heading_20_1" text:outline-level="1">Introduction</text:h>
      <text:p text:style-name="Standard">Over the years SIL members have used a variety of markup schemes for representing dictionaries and lexicons. For the most part these have been Standard Format based. A major step forward was taken with the creation of MDF<text:note text:id="ftn1" text:note-class="footnote"><text:note-citation>1</text:note-citation><text:note-body><text:p text:style-name="Footnote">Multi-Dictionary Formatter</text:p></text:note-body></text:note> which not only provided a tool for typesetting dictionaries, but also provided a complete schema for their representation. Since then nearly all new dictionaries and lexicons have used an MDF based conceptual model if not the actual schema and markup.</text:p>
      <text:p text:style-name="Standard">MDF is a Standard Format based schema and with the emergence of the XML standard and newer computing technologies there is a need for an interchange format that can work with these newer technologies. The most important such technology at this time comes from the Fieldworks project in the form of FLEX. But even this has its conceptual model rooted in the MDF model.</text:p>
      <text:p text:style-name="Standard">This document describes LIFT, a lexicon interchange format. We start by describing the types of various elements including their attributes and possible child elements. UML diagrams are also included to give an overview of how types relate. Following the language description are a number of examples. For those who learn best from examples, this is a good place to start reading just to get a feel for LIFT and then return to the main text to understand the details. The examples are included to show how various key MDF concepts map into LIFT and as such these models for encoding such concepts should be considered normative. Finally there is an implementation section that addresses various implementation issues.</text:p>
      <text:p text:style-name="Standard">Some of the key features of LIFT are:</text:p>
      <text:list text:style-name="L1">
        <text:list-item>
          <text:p text:style-name="P5">Provides a way of encoding all MDF concepts and is a complete language.</text:p>
        </text:list-item>
        <text:list-item>
          <text:p text:style-name="P5">Handles text represented in multiple scripts (for example a language that has multiple orthographies)</text:p>
        </text:list-item>
        <text:list-item>
          <text:p text:style-name="P5">Can store any number of analysis languages.</text:p>
        </text:list-item>
        <text:list-item>
          <text:p text:style-name="P5">Acknowledges the realities of dictionary development and is extensible to allow the storage of information not currently covered by the main conceptual model.</text:p>
        </text:list-item>
      </text:list>
      <text:p text:style-name="Standard">Since this is an XML format, all data is considered to be in Unicode. For archiving, users should ensure that their data is in true Unicode with no reinterpretted characters arising from non-mapped legacy encoded data.</text:p>
      <text:p text:style-name="Standard">One aspect of an interchange format is that it is designed to just hold the lexicon data. Although it has a <text:span text:style-name="code">header</text:span> element, this isn’t about storing the introduction or rubric of a dictionary. Such information is a straight document and there are plenty of document formats out there and this is not one of them! The practicalities of working with both the lexical data and the rubric in one file are nearly impossible and as such are aimed at different things. The rubric is about the introduction to one dictionary while the lexical data is used for many things including the typesetting of one or more dictionaries.</text:p>
      <text:p text:style-name="Standard">As such, LIFT is not a document format. A careful analysis of the MDF schema shows it to be halfway between a true database schema and a document format: field order is important; information may be stored in a way that is convenient for printing but not for data analysis. LIFT, on the other hand, goes all the way to a pure database type of storage where, for the most part, element order is not important. Where it is, usually for repeated elements of the same type, then that is described in this document.</text:p>
      <text:p text:style-name="Heading_20_2">Conformance</text:p>
      <text:p text:style-name="Standard">In addition, this is an interchange format. An interchange format differs slightly from an archival format or from an application specific format. One of the needs is that any application that can put data into this must be able to store all the data it needs in this format and be able to get it back out again without loss. That doesn't mean that other applications have to make sense of it, or even be able to conserve it (although that would be a big help). Further still, an interchange format is not primarily about enforcing some higher level of quality on the source data than was already there. LIFT demands a structural integrity just by converting data into an XML based format. Added to that, to ensure that data stored in LIFT is useful over a longer period and across applications, LIFT conformance introduces the following requirements.</text:p>
      <text:list text:style-name="L2">
        <text:list-item>
          <text:p text:style-name="P6">there are no two ids of the same type of object that are identical, including treating senses and subsenses as entries.</text:p>
        </text:list-item>
      </text:list>
      <text:list text:style-name="L3">
        <text:list-item>
          <text:p text:style-name="P7">there are corresponding ids for all refids</text:p>
        </text:list-item>
      </text:list>
      <text:list text:style-name="L4">
        <text:list-item>
          <text:p text:style-name="P8">there is a definition for all field tags used</text:p>
        </text:list-item>
        <text:list-item>
          <text:p text:style-name="P8">that in a context where only one language data is expected no data from another language is also provided.</text:p>
        </text:list-item>
        <text:list-item>
          <text:p text:style-name="P8">that there are no PUA characters or that PUA characters are only from the corporate PUA area.</text:p>
        </text:list-item>
      </text:list>
      <text:p text:style-name="Standard">It is recognised that it is unlikely that an application can necessarily get to full LIFT conformance in one step. This is discussed further in the section on implementation.</text:p>
      <text:p text:style-name="Heading_20_2">Stability</text:p>
      <text:p text:style-name="Standard">An important consideration for a file format that may be considered for use for archiving is that of stability. We have to assume that the first version of the language will not be sufficient for every foreseeable need. Therefore what can be done now to aid forward compatibility?</text:p>
      <text:p text:style-name="Standard">The first principle is that nothing is ever removed from the language. That is any attributes or elements that are part of the language specification will never be removed in a later version. They may become deprecated and applications may eventually stop supporting them, but it will always be valid for data to use them. This means that no data ever goes out of date. In addition, all changes to the language will involve additional attributes and elements.</text:p>
      <text:p text:style-name="Standard">For an application to be able to support later versions, therefore, requires that it not restrict the language to only those elements that it knows about. It is not an error to add an unknown attribute. If a stronger level of conformance is required then an application may assume that for a particular file using a particular language version, it will not use anything outside that version of the language specification. Therefore if an application knows the language up to a particular version it can do attribute and element checking, but if it receives a file of a later version it cannot assume to know what extra attributes and elements have been added.</text:p>
      <text:h text:style-name="Heading_20_1" text:outline-level="1">Types</text:h>
      <text:p text:style-name="Heading_20_2">Datatypes</text:p>
      <text:p text:style-name="Standard">We start with the simplest types which have no attributes or children.</text:p>
      <text:h text:style-name="Heading_20_3" text:outline-level="3">int</text:h>
      <text:p text:style-name="Standard">This is simply an integer number, stored as a string representation in base 10.</text:p>
      <text:h text:style-name="Heading_20_3" text:outline-level="3">float</text:h>
      <text:p text:style-name="Standard">A number with integer and decimal parts separated by a period. No scientific notations are supported.</text:p>
      <text:h text:style-name="Heading_20_3" text:outline-level="3">string</text:h>
      <text:p text:style-name="Standard">This fundamental type is just a sequence of Unicode characters.</text:p>
      <text:h text:style-name="Heading_20_3" text:outline-level="3">PCDATA</text:h>
      <text:p text:style-name="Standard">The basis of all text in the interchange format is a Unicode string. In implementation terms a <text:span text:style-name="code">PCDATA</text:span> is no different from a <text:span text:style-name="code">string</text:span> but is differentiated in this design to indicate text in a language instead of a representation of some information, e.g. language.</text:p>
      <text:h text:style-name="Heading_20_3" text:outline-level="3">datetime</text:h>
      <text:p text:style-name="Standard">This is the same type as an XML Schema datetime type. See <text:a xlink:type="simple" xlink:href="http://www.w3.org/TR/xmlschema-2/#dateTime">http://www.w3.org/TR/xmlschema-2/#dateTime</text:a> for details. In summary a time is a string representing a date and time in the following format: <text:span text:style-name="T1">yyyy</text:span><text:span text:style-name="code">-</text:span><text:span text:style-name="T2">MM</text:span><text:span text:style-name="code">-</text:span><text:span text:style-name="T1">dd</text:span><text:span text:style-name="code">T</text:span><text:span text:style-name="T1">hh</text:span><text:span text:style-name="code">:</text:span><text:span text:style-name="T1">mm</text:span><text:span text:style-name="code">:</text:span><text:span text:style-name="T1">sszzzz</text:span>. Times are given relative to GMT, thus if no timezone information is included then the time is considered to be in GMT. Likewise if no time is included then it is assumed to be 0, i.e. Midnight GMT at the start of the given day.</text:p>
      <text:p text:style-name="AttribDesc"><text:span text:style-name="T1">yyyy</text:span><text:tab/>represents a 4 digit year relative to AD 0 (yes it can be negative)</text:p>
      <text:p text:style-name="AttribDesc"><text:span text:style-name="code">-</text:span><text:tab/>separator</text:p>
      <text:p text:style-name="AttribDesc"><text:span text:style-name="T1">MM</text:span><text:tab/>represents the month as 2 digits from 01 to 12.</text:p>
      <text:p text:style-name="AttribDesc"><text:span text:style-name="code">-</text:span><text:tab/>separator</text:p>
      <text:p text:style-name="AttribDesc"><text:span text:style-name="T1">dd</text:span><text:tab/>represents the day of the month as 2 digits from 01 to 31.</text:p>
      <text:p text:style-name="AttribDesc"><text:span text:style-name="code">T</text:span><text:tab/>Time separator. This and all following it are optional as a single unit (i.e. if the <text:span text:style-name="code">T</text:span> exists, so must all the time elements unless marked as optional).</text:p>
      <text:p text:style-name="AttribDesc"><text:span text:style-name="T1">hh</text:span><text:tab/>represents the hour as 2 digits from 00 to 23. The hour can be 24 if the rest of the time is 0.</text:p>
      <text:p text:style-name="AttribDesc"><text:span text:style-name="code">:</text:span><text:tab/>separator</text:p>
      <text:p text:style-name="AttribDesc"><text:span text:style-name="T1">mm</text:span><text:tab/>represents the minutes of the hour as two digits from 00 to 59</text:p>
      <text:p text:style-name="AttribDesc"><text:span text:style-name="code">:</text:span><text:tab/>separator</text:p>
      <text:p text:style-name="AttribDesc"><text:span text:style-name="T1">ss</text:span><text:tab/>represents the seconds as 2 digits from 00 to 59</text:p>
      <text:p text:style-name="AttribDesc"><text:span text:style-name="T1">zzzz</text:span><text:tab/>represents optional timezone information in the form:<text:line-break/><text:span text:style-name="code">+</text:span>|<text:span text:style-name="code">-</text:span><text:span text:style-name="T1">hh</text:span><text:span text:style-name="code">:</text:span><text:span text:style-name="T1">mm</text:span> indicating the time zone is ahead or behind GMT by the given number of hours and minutes. Optionally a timezone value of <text:span text:style-name="code">Z</text:span><text:span text:style-name="code"><text:note text:id="ftn2" text:note-class="footnote"><text:note-citation>1</text:note-citation><text:note-body><text:p text:style-name="Footnote">That's capital Z</text:p></text:note-body></text:note></text:span> indicates an explicit zero offset from GMT.</text:p>
      <text:h text:style-name="Heading_20_3" text:outline-level="3">key</text:h>
      <text:p text:style-name="Standard">In a number of places in the schema, a key is used to identify a particular item from a list. A key is a string that acts both as a simple identifier that can be used to locate a particular element in a list of elements of the same type, but also may be used as a reserved identifier. Keys are used to identify particular range elements in a range set and also to identify a particular range set. More information will be provided on the sections on range sets.</text:p>
      <text:h text:style-name="Heading_20_3" text:outline-level="3">lang</text:h>
      <text:p text:style-name="Standard">This is a language tag and follows RFC 4646bis or any superseding document.<text:note text:id="ftn3" text:note-class="footnote"><text:note-citation>1</text:note-citation><text:note-body><text:p text:style-name="Footnote">RFC 4646 supersedes RFC 3066 which in its turn supersedes RFC 1511. RFC 4646 is currently being rewritten and will be superseded in its turn.</text:p></text:note-body></text:note> Full details of how to tag text for language, script, region, etc. is beyond the scope of this document. Language tags should follow the standard wherever they can, if, for example, a particular orthography needs to be marked, that has not been included in the relevant standard's list, it may be specified using a private use extension. For example tpu-Latn-x-testing1.</text:p>
      <text:p text:style-name="Standard">In order that string comparison may be used for language tags, in addition to conforming to RFC 4646bis, a language tag must be as short as it can be while still representing all the information required. Thus redundant script subtags (due to script suppression) and region tags must be removed.</text:p>
      <text:h text:style-name="Heading_20_3" text:outline-level="3">refid</text:h>
      <text:p text:style-name="Standard">A refid is an identifier for a lexical entry or a sense. The ambiguity is intended since it allows referrers to refer either to an entry or sense depending on the data need. I.e. if the sense is not known then an entry reference is sufficient otherwise a sense reference is preferred. A refid is a string.</text:p>
      <text:h text:style-name="Heading_20_3" text:outline-level="3">URL</text:h>
      <text:p text:style-name="Standard">A URL datatype is a string containing a URL (Universal Resource Locator) as specified in RFC 3986.</text:p>
      <text:p text:style-name="Heading_20_2">Elements</text:p>
      <text:p text:style-name="Standard">The core elements are described based on the UML diagram they occur on. We start with the base diagram (leaving some types to the entry diagram) and then examine the entry diagram and finally the header diagram. Any unspecified types are considered to be <text:span text:style-name="code">string</text:span>.</text:p>
      <text:p text:style-name="Standard">Unless otherwise stated, content elements may occur in any order in the parent.</text:p>
      <text:h text:style-name="Heading_20_3" text:outline-level="3">span</text:h>
      <text:p text:style-name="Standard">A span is a unicode string that is marked according to its language and formatting information. In addition, spans may occur within spans, allowing changes of formatting within a string. The span is the fundamental string type for textual information including lexical forms, descriptions and glosses. While LIFT supports formatting within such strings, not all applications can handle such enriched text. For this reason, a span may be converted to a simple Unicode string by stripping all embedded markers and retaining the remaining text. A span is the only element in the LIFT schema that has mixed content consisting of Unicode text and other spans.</text:p>
      <text:p text:style-name="Standard">Space characters within <text:span text:style-name="code">span</text:span>s are significant and are treated as follows. All multiple spacing characters are reduced to a single space. Spaces around the <text:span text:style-name="code">span</text:span> element are significant and are not reduced to below one space if present. LIFT makes no effort to model document structure such as paragraphs and where multiple paragraphs may be required in, for example, a <text:span text:style-name="code">note</text:span> field, plain text approaches should be used either using Unicode paragraph characters. For maximum transportability, Unicode paragraph characters should be used.</text:p>
      <text:h text:style-name="Heading_20_4" text:outline-level="4">Attributes</text:h>
      <text:p text:style-name="AttribDesc"><text:span text:style-name="T3">lang</text:span><text:tab/>[Optional, <text:span text:style-name="code">lang</text:span>] Specifies the language and script of the text. Notice that in some contexts, particularly where vernacular text is expected, if the language component of the language tag is not the same as the expected vernacular language then the data may be ignored by a process and probably not stored in a subsequent saving of the data.</text:p>
      <text:p text:style-name="AttribDesc"><text:span text:style-name="T3">href</text:span><text:tab/>[Optional, <text:span text:style-name="code">URL</text:span>] The text included in the span is to made into a hotlink to the given URL, if the application can do that.</text:p>
      <text:p text:style-name="AttribDesc"><text:span text:style-name="T3">class</text:span><text:tab/>[Optional] Gives the style name or class of the text.</text:p>
      <text:h text:style-name="Heading_20_4" text:outline-level="4">Content</text:h>
      <text:p text:style-name="AttribDesc">#PCDATA<text:tab/><text:tab/>The core content of a <text:span text:style-name="code">span</text:span> is unicode text</text:p>
      <text:p text:style-name="AttribDesc"><text:span text:style-name="T3">span</text:span><text:tab/>[Optional, Multiple, <text:span text:style-name="code">span</text:span>] The content may have other <text:span text:style-name="code">span</text:span> elements embedded in it (which in turn may have other <text:span text:style-name="code">span</text:span> elements embedded in their content).</text:p>
      <text:p text:style-name="Standard">Naturally, since the content is mixed, order is significant within a <text:span text:style-name="code">span</text:span>.</text:p>
      <text:h text:style-name="Heading_20_3" text:outline-level="3">text</text:h>
      <text:p text:style-name="Standard">This is a mixed content element that contains textual data mixed with <text:span text:style-name="code">span</text:span>s only. The element takes no attributes inheriting its language information from its parent element, a <text:span text:style-name="code">form</text:span>.</text:p>
      <text:h text:style-name="Heading_20_3" text:outline-level="3">form</text:h>
      <text:p text:style-name="Standard">A <text:span text:style-name="code">form</text:span> is a representation of a string in a particular language and script as specified by the <text:span text:style-name="code">lang</text:span> attribute. It may optionally contain <text:span text:style-name="code">trait</text:span>s and the textual content is held in the <text:span text:style-name="code">text</text:span> child element.</text:p>
      <text:h text:style-name="Heading_20_4" text:outline-level="4">Attributes</text:h>
      <text:p text:style-name="AttribDesc"><text:span text:style-name="T3">lang</text:span><text:tab/>[Required, <text:span text:style-name="code">lang</text:span>] gives the language tag for the text.</text:p>
      <text:h text:style-name="Heading_20_4" text:outline-level="4">Content</text:h>
      <text:p text:style-name="AttribDesc"><text:span text:style-name="T3">text</text:span><text:tab/>[Required, <text:span text:style-name="code">text</text:span>] holds the text of the <text:span text:style-name="code">form</text:span> in a single language and writing system as specified by the <text:span text:style-name="code">lang</text:span> attribute.</text:p>
      <text:h text:style-name="Heading_20_3" text:outline-level="3">multitext</text:h>
      <text:p text:style-name="Standard">There are no occurrences of a <text:span text:style-name="code">span</text:span> being used to store content except as part of a <text:span text:style-name="code">multitext</text:span>. This element allows for different representations of the same information in a given language. For example it allows for different representations of a lexical form, for example in an orthography or in phonemic form.</text:p>
      <text:h text:style-name="Heading_20_4" text:outline-level="4">Inheritance</text:h>
      <text:p text:style-name="AttribDesc"><text:span text:style-name="T3">text</text:span><text:tab/>[Optional] If there is only one <text:span text:style-name="code">form</text:span> the <text:span text:style-name="code">form</text:span> element itself is optional and a <text:span text:style-name="code">multitext</text:span> may consist of a single text node containing the contents of the text. This means that if there is no <text:span text:style-name="code">form</text:span> there is no <text:span text:style-name="code">span</text:span> capability.</text:p>
      <text:h text:style-name="Heading_20_4" text:outline-level="4">Content</text:h>
      <text:p text:style-name="AttribDesc"><text:span text:style-name="T3">form</text:span><text:tab/>[Optional, Multiple, <text:span text:style-name="code">form</text:span>] Each representation of the information is held in a <text:span text:style-name="code">form</text:span> element.</text:p>
      <text:p text:style-name="AttribDesc"><text:span text:style-name="T3">trait</text:span><text:tab/>[Optional, Multiple, <text:span text:style-name="code">trait</text:span>] These attributes may be referenced by the <text:span text:style-name="code">form</text:span> elements in their <text:span text:style-name="code">traits</text:span> attribute.</text:p>
      <text:h text:style-name="Heading_20_3" text:outline-level="3">URLRef</text:h>
      <text:p text:style-name="Standard">This is a URL with a caption. It is used to represent media items, for example for pictures in a Sense or a sound file for a phonetic representation.</text:p>
      <text:h text:style-name="Heading_20_4" text:outline-level="4">Attributes</text:h>
      <text:p text:style-name="AttribDesc"><text:span text:style-name="T3">href</text:span> <text:tab/>[Required, <text:span text:style-name="code">URL</text:span>] is the URL of the resource</text:p>
      <text:h text:style-name="Heading_20_4" text:outline-level="4">Content</text:h>
      <text:p text:style-name="AttribDesc"><text:span text:style-name="T3">label</text:span><text:tab/>[Optional, <text:span text:style-name="code">multitext</text:span>] Gives a multilingual representation of the caption for the media item.</text:p>
      <text:h text:style-name="Heading_20_3" text:outline-level="3">field</text:h>
      <text:p text:style-name="Standard">A <text:span text:style-name="code">field</text:span> is a generalised element to allow an application to store information in a LIFT file that isn't explicitly described in the LIFT standard. Fields are described as part of the header information so that applications can give some descriptive meaning to the information they add to a file.</text:p>
      <text:h text:style-name="Heading_20_4" text:outline-level="4">Inheritance</text:h>
      <text:p text:style-name="AttribDesc"><text:span text:style-name="T3">multitext</text:span><text:tab/>Stores the language and multiscript form of the information.</text:p>
      <text:h text:style-name="Heading_20_4" text:outline-level="4">Attributes</text:h>
      <text:p text:style-name="AttribDesc"><text:span text:style-name="T3">tag</text:span><text:tab/>[Required, <text:span text:style-name="code">key</text:span>] The identifying key that gives the field name of the field. Applications may share data by agreeing on the <text:span text:style-name="code">tag</text:span> to use.</text:p>
      <text:p text:style-name="AttribDesc"><text:span text:style-name="T3">dateCreated</text:span><text:tab/>[Optional, <text:span text:style-name="code">datetime</text:span>] Gives the creation date of the field.</text:p>
      <text:p text:style-name="AttribDesc"><text:span text:style-name="T3">dateModified</text:span><text:tab/>[Optional, <text:span text:style-name="code">datetime</text:span>] Gives the modification time of the field.</text:p>
      <text:h text:style-name="Heading_20_4" text:outline-level="4">Content</text:h>
      <text:p text:style-name="AttribDesc"><text:span text:style-name="T3">trait</text:span><text:tab/>[Optional, Multiple, <text:span text:style-name="code">flag</text:span>] Gives additional information about the field.</text:p>
      <text:p text:style-name="AttribDesc"><text:span text:style-name="T3">form</text:span><text:tab/>[Optional, Multiple, <text:span text:style-name="code">span</text:span>] The multilingual representation of the field content for a particular writing system.</text:p>
      <text:h text:style-name="Heading_20_3" text:outline-level="3">trait</text:h>
      <text:p text:style-name="Standard">A trait is an important mechanism for giving type information to an object or adding binary constraints. There are many ways of interpretting a <text:span text:style-name="code">trait</text:span>.</text:p>
      <text:p text:style-name="P9">A trait is simply a reference to a single <text:span text:style-name="code">range-element</text:span> in a <text:span text:style-name="code">range</text:span>. It can be used to give the dialect for a variant or the status of an entry. The semantics of a <text:span text:style-name="code">trait</text:span> in a particular context is given by the parent object and also by the <text:span text:style-name="code">range</text:span> and <text:span text:style-name="code">range-element</text:span> being referred to. Where no <text:span text:style-name="code">range</text:span> is linked the <text:span text:style-name="code">name</text:span> is informal or resolved by name.</text:p>
      <text:h text:style-name="Heading_20_4" text:outline-level="4">Attributes</text:h>
      <text:p text:style-name="AttribDesc"><text:span text:style-name="T3">name</text:span><text:tab/>[Required, <text:span text:style-name="code">key</text:span>]. This is the identifier of a particular <text:span text:style-name="code">range</text:span>.</text:p>
      <text:p text:style-name="AttribDesc"><text:span text:style-name="T3">value</text:span><text:tab/>[Required, <text:span text:style-name="code">key</text:span>]. This is the identifier of a partcular <text:span text:style-name="code">range-element</text:span> within the referred <text:span text:style-name="code">range</text:span>. Since <text:span text:style-name="code">range</text:span>s are optional, the <text:span text:style-name="code">value</text:span> attribute must be human readable and usable in the stead of the <text:span text:style-name="code">range</text:span>.</text:p>
      <text:p text:style-name="AttribDesc"><text:span text:style-name="T3">id</text:span><text:tab/>[Optional, <text:span text:style-name="code">key</text:span>] Gives the particular <text:span text:style-name="code">trait</text:span> an identifier such that it can be referenced by a sibling element. The <text:span text:style-name="code">id</text:span> key only needs to be unique within the parent element, although globale <text:span text:style-name="code">key</text:span>s may be used. There is no requirement that the <text:span text:style-name="code">key</text:span> keeps its value across different versions of the file.</text:p>
      <text:h text:style-name="Heading_20_4" text:outline-level="4">Content</text:h>
      <text:p text:style-name="AttribDesc"><text:span text:style-name="T3">annotation<text:tab/></text:span>[Optional, Multiple, <text:span text:style-name="code">annotation</text:span>] Gives a complete history of the <text:span text:style-name="code">trait</text:span> including the current value held in the <text:span text:style-name="code">trait</text:span> itself.</text:p>
      <text:h text:style-name="Heading_20_3" text:outline-level="3">annotation</text:h>
      <text:p text:style-name="Standard">The <text:span text:style-name="code">annotation</text:span> element provides a mechanism for adding meta-information to almost any element. It includes the option to specify <text:span text:style-name="code">who</text:span> made the annotation, when including a comment. An <text:span text:style-name="code">annotation</text:span> is also a <text:span text:style-name="code">trait</text:span> and gives a historical description of when a particular flag value was set to what when and perhaps by whom. An annotation does not give a current flag value as a <text:span text:style-name="code">flag trait</text:span> would give. It is purely commentary.</text:p>
      <text:h text:style-name="Heading_20_4" text:outline-level="4">Inheritance</text:h>
      <text:p text:style-name="AttribDesc"><text:span text:style-name="T3">multitext</text:span><text:tab/>Gives a comment on the annotation.</text:p>
      <text:h text:style-name="Heading_20_4" text:outline-level="4">Attributes</text:h>
      <text:p text:style-name="AttribDesc"><text:span text:style-name="T3">value</text:span><text:tab/>[Optional, <text:span text:style-name="code">string</text:span>] Contains the value of the <text:span text:style-name="code">trsit</text:span> as a result of this <text:span text:style-name="code">annotation</text:span> event. The <text:span text:style-name="code">name</text:span> is inherited from the parent <text:span text:style-name="code">trait</text:span>.</text:p>
      <text:p text:style-name="AttribDesc"><text:span text:style-name="T3">who</text:span><text:tab/>[Optional, <text:span text:style-name="code">key</text:span>] Specifies are particular element from the <text:span text:style-name="code">users</text:span> range.</text:p>
      <text:p text:style-name="AttribDesc"><text:span text:style-name="T3">when<text:tab/></text:span>[Optional, <text:span text:style-name="code">datetime</text:span>] Specifies the date/time that the trait was set.</text:p>
      <text:h text:style-name="Heading_20_3" text:outline-level="3">extensible</text:h>
      <text:p text:style-name="Standard">Many types contain the same set of elements that are used for adding extra information in a controlled extensible way. This type is used to provide that extra information and is only inherited from in order to add those elements.</text:p>
      <text:h text:style-name="Heading_20_4" text:outline-level="4">Content</text:h>
      <text:p text:style-name="AttribDesc"><text:span text:style-name="T3">dateCreated</text:span><text:tab/>[Optional, <text:span text:style-name="code">datetime</text:span>] Contains a date/timestamp saying when the element was added to the dictionary. Note that this attribute is not required.</text:p>
      <text:p text:style-name="AttribDesc"><text:span text:style-name="T3">dateModified</text:span><text:tab/>[Optional, <text:span text:style-name="code">datetime</text:span>] Contains a date/timestamp saying when the element was last changed. Note that an application is not required to store this attribute. But if it does, then the semantics of <text:span text:style-name="code">dateModified</text:span> are that if an element is modified then the <text:span text:style-name="code">dateModified</text:span> attribute should be updated or removed. In addition, an element is considered changed if any of its children are modified.</text:p>
      <text:p text:style-name="AttribDesc"><text:span text:style-name="T3">field</text:span><text:tab/>[Optional, Multiple, <text:span text:style-name="code">field</text:span>] Holds extra textual information.</text:p>
      <text:p text:style-name="AttribDesc"><text:span text:style-name="T3">trait</text:span><text:tab/>[Optional, Multiple, <text:span text:style-name="code">flag</text:span>] Adds type, filter, trait information.</text:p>
      <text:p text:style-name="AttribDesc"><text:span text:style-name="T3">annotate</text:span><text:tab/>[Optional, Multiple, <text:span text:style-name="code">annotation</text:span>] Adds metainformation describing the element.</text:p>
      <text:p text:style-name="Standard">When describing types that inherit from <text:span text:style-name="code">extensible</text:span> for the most part the content elements so added will not be described unless they have a particular meaning in the context of the type being described.</text:p>
      <text:h text:style-name="Heading_20_3" text:outline-level="3">note</text:h>
      <text:p text:style-name="Standard">A <text:span text:style-name="code">note</text:span> is used for storing descriptive information of many kinds including comments, bibliographic information and domain specific notes.</text:p>
      <text:h text:style-name="Heading_20_4" text:outline-level="4">Inheritance</text:h>
      <text:p text:style-name="AttribDesc"><text:span text:style-name="T3">multitext</text:span><text:tab/>Stores the note content, giving its language.</text:p>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type</text:span><text:tab/>[Optional, <text:span text:style-name="code">key</text:span>] Gives the type of note by reference to a range-element in the <text:span text:style-name="code">note-type</text:span> range. There is only one <text:span text:style-name="code">note</text:span> with a given <text:span text:style-name="code">type</text:span> in any parent element. Thus translations of the <text:span text:style-name="code">note</text:span> are held as different forms of the one <text:span text:style-name="code">note</text:span>.</text:p>
      <text:h text:style-name="Heading_20_3" text:outline-level="3">phonetic</text:h>
      <text:p text:style-name="Standard">This represents a single phonetic representation.</text:p>
      <text:h text:style-name="Heading_20_4" text:outline-level="4">Inheritance</text:h>
      <text:p text:style-name="AttribDesc"><text:span text:style-name="T3">multitext</text:span><text:tab/>Allows for storage of different representation forms of the text.</text:p>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Content</text:h>
      <text:p text:style-name="AttribDesc"><text:span text:style-name="T3">media</text:span><text:tab/>[Optional, Multiple, <text:span text:style-name="code">URLRef</text:span>] Stores an audio representation of the text.</text:p>
      <text:p text:style-name="AttribDesc"><text:span text:style-name="T3">form</text:span><text:tab/>[Optional, Multiple, <text:span text:style-name="code">span</text:span>] Stores the phonetic representation using whichever writing system: IPA, Americanist, etc..</text:p>
      <text:h text:style-name="Heading_20_3" text:outline-level="3">etymology</text:h>
      <text:p text:style-name="Standard">An <text:span text:style-name="code">etymology</text:span> is for describing lexical relations with a word that is not an entry in the lexicon. For example proto forms. As such it holds a representation of the word and a gloss of that word rather than a reference to an <text:span text:style-name="code">Entry</text:span> or <text:span text:style-name="code">Sense</text:span> in the lexicon.</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type</text:span><text:tab/>[Required, <text:span text:style-name="code">key</text:span>] Gives the etymological relationship between this sense and some other word in another language. This is a reference to a range-element in the <text:span text:style-name="code">etymology</text:span> range.</text:p>
      <text:p text:style-name="AttribDesc"><text:span text:style-name="T3">source</text:span><text:tab/>[Required, <text:span text:style-name="code">string</text:span>] Gives the language for the source language of the etymological relation. Where possible a <text:span text:style-name="code">lang</text:span> type code should be used, but proto languages tend not to appear in the Ethnologue and so a uniquely identifying name may be given here.</text:p>
      <text:h text:style-name="Heading_20_4" text:outline-level="4">Contents</text:h>
      <text:p text:style-name="AttribDesc"><text:span text:style-name="T3">gloss</text:span><text:tab/>[Optional, Multiple, <text:span text:style-name="code">form</text:span>] Gives glosses of the word that the etymological relationship is with.</text:p>
      <text:p text:style-name="AttribDesc"><text:span text:style-name="T3">form</text:span><text:tab/>[Required, <text:span text:style-name="code">form</text:span>] Holds the form of the etymological reference.</text:p>
      <text:h text:style-name="Heading_20_3" text:outline-level="3">grammi</text:h>
      <text:p text:style-name="Standard">The grammatical information of a <text:span text:style-name="code">Sense</text:span> can be a linguistic nightmare, but it is relatively simple as a structural item. It is just a reference to a <text:span text:style-name="code">range-element</text:span> in the <text:span text:style-name="code">grammi</text:span> range.</text:p>
      <text:h text:style-name="Heading_20_4" text:outline-level="4">Attributes</text:h>
      <text:p text:style-name="AttribDesc"><text:span text:style-name="T3">value</text:span><text:tab/>[Required, <text:span text:style-name="code">key</text:span>] The part of speech tag into the <text:span text:style-name="code">grammi</text:span> range. Notice that generally, the <text:span text:style-name="code">value</text:span> attribute <text:span text:style-name="T1">is</text:span> the grammatical information identifier and that an actual <text:span text:style-name="code">range-element</text:span> is only needed if translations of the part of speech is required, or that range set checking is required.</text:p>
      <text:h text:style-name="Heading_20_4" text:outline-level="4">Content</text:h>
      <text:p text:style-name="AttribDesc"><text:span text:style-name="T3">trait</text:span><text:tab/>[Optional, Multiple, <text:span text:style-name="code">trait</text:span>] Allows grammatical information to have attributes.</text:p>
      <text:h text:style-name="Heading_20_3" text:outline-level="3">reversal</text:h>
      <text:p text:style-name="Standard">Reverse indexes in a dictionary are a key tool for enabling a wider use of a dictionary.</text:p>
      <text:h text:style-name="Heading_20_4" text:outline-level="4">Inheritance</text:h>
      <text:p text:style-name="AttribDesc"><text:span text:style-name="T3">multitext</text:span><text:tab/>Stores the reversal entry with its language.</text:p>
      <text:h text:style-name="Heading_20_4" text:outline-level="4">Attributes</text:h>
      <text:p text:style-name="AttribDesc"><text:span text:style-name="T3">type</text:span><text:tab/>[Optional, <text:span text:style-name="code">key</text:span>] Gives the type of the reversal as a range-element in the <text:span text:style-name="code">reversal-type</text:span> range. Generally <text:span text:style-name="code">type</text:span> is required, but where it is absent, then all such <text:span text:style-name="code">reversal</text:span>s are considered to be of a particular <text:span text:style-name="code">type</text:span> of blank, unless the <text:span text:style-name="code">reversal</text:span> is being used as the <text:span text:style-name="code">main</text:span> for another <text:span text:style-name="code">reversal</text:span> in which case it takes the <text:span text:style-name="code">type</text:span> of its containing <text:span text:style-name="code">reversal</text:span>.</text:p>
      <text:h text:style-name="Heading_20_4" text:outline-level="4">Content</text:h>
      <text:p text:style-name="AttribDesc"><text:span text:style-name="T3">main</text:span><text:tab/>[Optional, <text:span text:style-name="code">reversal</text:span>] Reversals may form an entry sub-entry type hierarchy. This gives the parent <text:span text:style-name="code">reversal</text:span> in any such hierarchy if one is so desired. The full tree is given here. Since the <text:span text:style-name="code">type</text:span> attribute is shared with the <text:span text:style-name="code">reversal</text:span> it is not set on any <text:span text:style-name="code">main</text:span> element.</text:p>
      <text:h text:style-name="Heading_20_3" text:outline-level="3">translation</text:h>
      <text:p text:style-name="Standard">A translation is simply a <text:span text:style-name="code">multitext</text:span> with an optional translation <text:span text:style-name="code">type</text:span> attribute. Thus multiple translations of the same type (literal, free, back translation, etc.) but of different languages are merely the same <text:span text:style-name="code">translation</text:span> with different <text:span text:style-name="code">form</text:span>s.</text:p>
      <text:h text:style-name="Heading_20_4" text:outline-level="4">Attributes</text:h>
      <text:p text:style-name="AttribDesc"><text:span text:style-name="T3">type</text:span><text:tab/>[Optional, <text:span text:style-name="code">key</text:span>] Gives the type of the translation. This is also a key into the <text:span text:style-name="code">translation-types</text:span> range set.</text:p>
      <text:h text:style-name="Heading_20_3" text:outline-level="3">example</text:h>
      <text:p text:style-name="Standard">An example gives an example sentence or phrase in the language and glosses in of that example in other languages.</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p text:style-name="AttribDesc"><text:span text:style-name="T3">multitext</text:span><text:tab/>Stores the content of the example in the main language of the dictionary.</text:p>
      <text:h text:style-name="Heading_20_4" text:outline-level="4">Attributes</text:h>
      <text:p text:style-name="AttribDesc"><text:span text:style-name="T3">source</text:span><text:tab/>[Optional, <text:span text:style-name="code">key</text:span>] Reference by which another application may refer to this example or is a reference into another database of texts, for example. The key is a reference into an <text:span text:style-name="code">examples</text:span> range set.</text:p>
      <text:h text:style-name="Heading_20_4" text:outline-level="4">Content</text:h>
      <text:p text:style-name="P10"><text:span text:style-name="T3">translation</text:span><text:tab/>[Optional, Multiple, <text:span text:style-name="code">translation</text:span>] Gives translations of the example into different languages. Each <text:span text:style-name="code">translation</text:span> is of a single type and contains all the translations of that type into multiple languages and writing systems.</text:p>
      <text:h text:style-name="Heading_20_3" text:outline-level="3">relation</text:h>
      <text:p text:style-name="Standard">This element is used for lexical relations. The modern understanding of a lexical relation is that it is not owned by any of the senses to which it refers. Instead it is a bidirectional relationship between two sets of senses. For the most part such relations are 1:1 or n:1 (or 1:n depending on how you look at them). This means that for many models, including MDF, ownership of the 1: side of a relation is appropriate, if not strictly accurate. In addition the presence of a relation in a <text:span text:style-name="code">Sense</text:span> is a strong indication as to whether that relation should be published or not. Further, relations are included here for ease of implementation to facilitate single pass data conversion.</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name</text:span><text:tab/>[Required, <text:span text:style-name="code">key</text:span>] Is the type of the particular lexical relation. It is also a reference into the <text:span text:style-name="code">lexical-relations</text:span> <text:span text:style-name="code">range-element</text:span>.The <text:span text:style-name="code">name</text:span> is given in terms of the <text:span text:style-name="code">ref</text:span>erenced sense/entry's relation to this entry. For example:</text:p>
      <text:p text:style-name="AttribDesc"><text:tab/><text:tab/><text:span text:style-name="code">&lt;entry id=”apple”&gt;&lt;sense&gt;<text:line-break/><text:tab/><text:tab/>&lt;relation name=”generic” ref=”fruit”/&gt;<text:line-break/><text:tab/>&lt;/sense&gt;&lt;/entry&gt;</text:span></text:p>
      <text:p text:style-name="AttribDesc"><text:span text:style-name="T3">ref</text:span><text:tab/>[Required, <text:span text:style-name="code">refid</text:span>] This is the other end of the relation either a <text:span text:style-name="code">Sense</text:span> or an <text:span text:style-name="code">Entry</text:span>.</text:p>
      <text:p text:style-name="AttribDesc"><text:span text:style-name="T3">order</text:span><text:tab/>[Optional, <text:span text:style-name="code">int</text:span>] Gives the relative ordering of relations of a given type when a multiple relation is being described. For example a <text:span text:style-name="T1">component</text:span> relation maps to a sequence of <text:span text:style-name="code">Entry</text:span>s or <text:span text:style-name="code">Sense</text:span>s. If no <text:span text:style-name="code">order</text:span> attribute is present, then document order is used.</text:p>
      <text:p text:style-name="AttribDesc"><text:span text:style-name="T3">usage</text:span><text:tab/>[Optional, <text:span text:style-name="code">multitext</text:span>] Gives information on usage in a particular language. </text:p>
      <text:h text:style-name="Heading_20_3" text:outline-level="3">variant</text:h>
      <text:p text:style-name="Standard"><text:span text:style-name="code">variant</text:span>s are used for all sorts of variation. They are used for free variation in phonemic or orthography, dialectal variants in phonetics, or almost any kind of constraint and combination of constraints one can desire.</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p text:style-name="AttribDesc"><text:span text:style-name="T3">multitext</text:span><text:tab/>Gives the variation to the main lexical form.</text:p>
      <text:h text:style-name="Heading_20_4" text:outline-level="4">Attributes</text:h>
      <text:p text:style-name="AttribDesc"><text:span text:style-name="T3">ref</text:span><text:tab/>[Optional, <text:span text:style-name="code">refentry</text:span>] Gives the variation as a reference to another entry or sense rather than specifying the <text:span text:style-name="code">form</text:span>.</text:p>
      <text:h text:style-name="Heading_20_4" text:outline-level="4">Content</text:h>
      <text:p text:style-name="AttribDesc"><text:span text:style-name="T3">pronounciation</text:span><text:tab/>[Optional, Multiple, <text:span text:style-name="code">phonetic</text:span>] <text:s/>Holds the phonetic variant whether it is that this is a variation in phonetics only or that the phonetic variation arises because of an orthographiic or phonemic variation.</text:p>
      <text:p text:style-name="AttribDesc"><text:span text:style-name="T3">relation</text:span><text:tab/>[Optional, Multiple, <text:span text:style-name="code">relation</text:span>] Some variants have a lexical relationship with other senses or entries in the lexicon. For example a paradigm variant may have a component relation with a root and suffix in the lexicon.</text:p>
      <text:p text:style-name="AttribDesc"><text:span text:style-name="T3">trait</text:span><text:tab/>[Optional, Multiple, <text:span text:style-name="code">flag</text:span>] Gives the various constraints and attributes on the variant. Thus any combination of constraints may be modelled.</text:p>
      <text:h text:style-name="Heading_20_3" text:outline-level="3">Sense</text:h>
      <text:p text:style-name="Standard">An <text:span text:style-name="code">Entry</text:span> is made up of a number of senses. Each sense corresponds to a part of speech. While a Sense may have multiple parts of speech this is only for situations where the language can have an identical sense with multiple parts of speech (e.g. stative verbs which are verbs and adjectives at the same time<text:note text:id="ftn4" text:note-class="footnote"><text:note-citation>1</text:note-citation><text:note-body><text:p text:style-name="Footnote">Is that true. Some linguist help with a better example please</text:p></text:note-body></text:note>).</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id</text:span><text:tab/>[Optional, <text:span text:style-name="code">refid</text:span>] This gives an identifier for this <text:span text:style-name="code">Sense</text:span> so that things can refer to it. The <text:span text:style-name="code">id</text:span> is unique across all <text:span text:style-name="code">Sense</text:span>s in the lexicon and all <text:span text:style-name="code">Entry</text:span>s as well.</text:p>
      <text:p text:style-name="AttribDesc"><text:span text:style-name="T3">order</text:span><text:tab/>[Optional <text:span text:style-name="code">int</text:span>] A number that is used to give the relative order of senses within an entry. If there is more than one sense in an entry and no <text:span text:style-name="code">order</text:span> attribute then document order is used.</text:p>
      <text:h text:style-name="Heading_20_4" text:outline-level="4">Content</text:h>
      <text:p text:style-name="AttribDesc"><text:span text:style-name="T3">grammatical-info</text:span><text:tab/>[Optional, <text:span text:style-name="code">grammi</text:span>] Grammatical information.</text:p>
      <text:p text:style-name="AttribDesc"><text:span text:style-name="T3">gloss</text:span><text:tab/>[Optional, Multiple, <text:span text:style-name="code">form</text:span>] Each <text:span text:style-name="code">gloss</text:span> is a single string in a single language and writing system. If it is necessary to semantically link glosses either because they are of the same language but different writing systems or because the glosses really are the same semantically across languages, then the <text:span text:style-name="code">traits</text:span> list attribute may be used to link via a <text:span text:style-name="code">trait</text:span>.</text:p>
      <text:p text:style-name="P10"><text:span text:style-name="T3">definition</text:span><text:tab/>[Optional, <text:span text:style-name="code">multitext</text:span>] Gives the definition in multiple languages and writing systems.</text:p>
      <text:p text:style-name="AttribDesc"><text:span text:style-name="T3">relation</text:span><text:tab/>[Optional, Multiple, <text:span text:style-name="code">relation</text:span>] While a lexical relation isn't strictly owned by a sense it is a good place to hold it.</text:p>
      <text:p text:style-name="AttribDesc"><text:span text:style-name="T3">etymology</text:span><text:tab/>[Optional, Multiple, <text:span text:style-name="code">etymology</text:span>] Differs from a lexical relation in that it has no referant in the lexicon. The other word is outside the language.</text:p>
      <text:p text:style-name="AttribDesc"><text:span text:style-name="T3">note</text:span><text:tab/>[Optional, Multiple, <text:span text:style-name="code">note</text:span>] There are lots of different types of notes.</text:p>
      <text:p text:style-name="AttribDesc"><text:span text:style-name="T3">example</text:span><text:tab/>[Optional, Multiple, <text:span text:style-name="code">example</text:span>] Examples may be used for different target audiences.</text:p>
      <text:p text:style-name="AttribDesc"><text:span text:style-name="T3">reversal</text:span><text:tab/>[Optional, Multiple, <text:span text:style-name="code">reversal</text:span>] There may be different reversal indexes.</text:p>
      <text:p text:style-name="AttribDesc"><text:span text:style-name="T3">picture</text:span><text:tab/>[Optional, Multiple, <text:s/><text:span text:style-name="code">URLref</text:span>] The picture doesn't have to be static.</text:p>
      <text:p text:style-name="AttribDesc"><text:span text:style-name="T3">subsense</text:span><text:tab/>[Optional, Multiple, <text:span text:style-name="code">Sense</text:span>] Sense can form a hierarchy.</text:p>
      <text:h text:style-name="Heading_20_3" text:outline-level="3">Entry</text:h>
      <text:p text:style-name="Standard">This is the core of a lexicon. A Lexicon is made up of a set of Entries. Notice that the entry is not the lexeme. The lexical form is simply an attribute of the entry not the entry an attribute of the lexical form. This allows for a richer entry description.</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P10"><text:span text:style-name="T3">id</text:span><text:tab/>[Optional, <text:span text:style-name="code">refid</text:span>] This gives a unique identifier to this Entry. Notice that this is unique across all <text:span text:style-name="code">Entry</text:span>s and all <text:span text:style-name="code">Sense</text:span>s. For simple single sense entries, one approach is to use the lexical form as the <text:span text:style-name="code">id</text:span> for the <text:span text:style-name="code">Entry</text:span> and to use the lexical form with a following <text:span text:style-name="code">_</text:span> for the <text:span text:style-name="code">id</text:span> of the <text:span text:style-name="code">Sense</text:span>. See the Examples section for examples of this approach.</text:p>
      <text:p text:style-name="AttribDesc"><text:span text:style-name="T3">order</text:span><text:tab/>[Optional, <text:span text:style-name="code">int</text:span>] This is the homograph number. If there are homographs and the <text:span text:style-name="code">order</text:span> attribute is missing. document order will be used.</text:p>
      <text:p text:style-name="AttribDesc"><text:span text:style-name="T3">guid</text:span><text:tab/>[Optional, <text:span text:style-name="code">string</text:span>] Holds a unique identifier for an entry primarily for merging purposes. While <text:span text:style-name="code">guid</text:span> is optional, applications should conserve its value if present.</text:p>
      <text:p text:style-name="AttribDesc"><text:span text:style-name="T3">dateDeleted</text:span><text:tab/>[Optional, <text:span text:style-name="code">datetime</text:span>] If this attribute exists then it indicates that the particular <text:span text:style-name="code">entry</text:span> has been deleted. For security purposes it is wise to delete all the contents of an <text:span text:style-name="code">entry</text:span> when setting this attribute. The primary purpose is to ensure the <text:span text:style-name="code">id</text:span> of entries across versions of the file for merging purposes. There is no requirement for applications to keep deleted entries.</text:p>
      <text:h text:style-name="Heading_20_4" text:outline-level="4">Content</text:h>
      <text:p text:style-name="AttribDesc"><text:span text:style-name="T3">lexical-unit</text:span><text:tab/>[Optional, <text:span text:style-name="code">multitext</text:span>] The lexical form is the primary lexical form as is found as the primary lexical form in the source data models for this standard.</text:p>
      <text:p text:style-name="AttribDesc"><text:span text:style-name="T3">citation</text:span><text:tab/>[Optional, <text:span text:style-name="code">multitext</text:span>] This is the form that is to be printed in the dictionary.</text:p>
      <text:p text:style-name="AttribDesc"><text:span text:style-name="T3">pronounciation</text:span><text:tab/>[Optional, Multiple, <text:span text:style-name="code">phonetic</text:span>] There can be multiple phonetic forms of an entry. Their presence implies free variation.</text:p>
      <text:p text:style-name="AttribDesc"><text:span text:style-name="T3">variant</text:span><text:tab/>[Optional, Multiple, <text:span text:style-name="code">variant</text:span>] Any constrained variants or free orthographic variants.</text:p>
      <text:p text:style-name="AttribDesc"><text:span text:style-name="T3">sense</text:span><text:tab/>[Optional, Multiple, <text:span text:style-name="code">Sense</text:span>] This is where the definition goes. A <text:span text:style-name="code">sense</text:span> is not required allowing for word forms which only have relationships with other particular senses and entries but otherwise are not part of the dictionary.</text:p>
      <text:p text:style-name="AttribDesc"><text:span text:style-name="T3">note</text:span><text:tab/>[Optional, Multiple, <text:span text:style-name="code">note</text:span>] The more notes you keep the better.</text:p>
      <text:p text:style-name="AttribDesc"><text:span text:style-name="T3">relation</text:span><text:tab/>[Optional, Multiple, <text:span text:style-name="code">relation</text:span>] Gives a lexical relationship between this entry and another <text:span text:style-name="code">Entry</text:span> or <text:span text:style-name="code">Sense</text:span>.</text:p>
      <text:h text:style-name="Heading_20_3" text:outline-level="3">field-defn</text:h>
      <text:p text:style-name="Standard">A field definition gives information about a particular field type that may be used by an application to add information not part of the LIFT standard.</text:p>
      <text:h text:style-name="Heading_20_4" text:outline-level="4">Inheritance</text:h>
      <text:p text:style-name="AttribDesc"><text:span text:style-name="T3">multitext</text:span><text:tab/>Contains a multilingual description of this particular field.</text:p>
      <text:h text:style-name="Heading_20_4" text:outline-level="4">Attributes</text:h>
      <text:p text:style-name="AttribDesc"><text:span text:style-name="T3">tag</text:span><text:tab/>[Required, <text:span text:style-name="code">key</text:span>] This key corresponds to the <text:span text:style-name="code">tag</text:span> attribute found in all <text:span text:style-name="code">field</text:span>s for which this is the definition.</text:p>
      <text:h text:style-name="Heading_20_3" text:outline-level="3">field-defns</text:h>
      <text:p text:style-name="Standard">This is a simple list of <text:span text:style-name="code">field-defn</text:span>.</text:p>
      <text:h text:style-name="Heading_20_4" text:outline-level="4">Content</text:h>
      <text:p text:style-name="AttribDesc"><text:span text:style-name="T3">field</text:span><text:tab/>[Optional, Multiple, <text:span text:style-name="code">field-defn</text:span>] The field definitions for all the field types used in this document.</text:p>
      <text:h text:style-name="Heading_20_3" text:outline-level="3">range-ref</text:h>
      <text:p text:style-name="Standard">This contains information about where to find a linked <text:span text:style-name="code">range</text:span> definition.</text:p>
      <text:h text:style-name="Heading_20_4" text:outline-level="4">Attributes</text:h>
      <text:p text:style-name="AttribDesc"><text:span text:style-name="T3">id</text:span><text:tab/>[Required, <text:span text:style-name="code">key</text:span>] The type of the <text:span text:style-name="code">range</text:span> that is referenced.</text:p>
      <text:p text:style-name="AttribDesc"><text:span text:style-name="T3">href</text:span><text:tab/>[Required, <text:span text:style-name="code">URL</text:span>] The URL of the file containing the definition of the referenced <text:span text:style-name="code">range</text:span>.</text:p>
      <text:p text:style-name="AttribDesc"><text:span text:style-name="T3">guid</text:span><text:tab/>[Optional, <text:span text:style-name="code">string</text:span>] This gives a unique identifier of the particular <text:span text:style-name="code">range</text:span> being referenced. If no <text:span text:style-name="code">guid</text:span> is given then the <text:span text:style-name="code">id</text:span> attribute is used to reference a particular <text:span text:style-name="code">range</text:span> definition in the referenced file.</text:p>
      <text:h text:style-name="Heading_20_3" text:outline-level="3">ranges</text:h>
      <text:p text:style-name="Standard">This is an array of <text:span text:style-name="code">range-ref</text:span>s.</text:p>
      <text:h text:style-name="Heading_20_4" text:outline-level="4">Content</text:h>
      <text:p text:style-name="AttribDesc"><text:span text:style-name="T3">range</text:span><text:tab/>[Optional, Multiple, <text:span text:style-name="code">range-ref</text:span>] Gives information about where to find the definition of an associated <text:span text:style-name="code">range</text:span>.</text:p>
      <text:h text:style-name="Heading_20_3" text:outline-level="3">header</text:h>
      <text:p text:style-name="Standard">This holds the header information for a LIFT file including <text:span text:style-name="code">range-ref</text:span> information and added <text:span text:style-name="code">field-defns</text:span> along with any <text:span text:style-name="code">style-defns</text:span>.</text:p>
      <text:h text:style-name="Heading_20_4" text:outline-level="4">Content</text:h>
      <text:p text:style-name="Standard">The content of a <text:span text:style-name="code">header</text:span> is the definitions and extensions of the various <text:span text:style-name="code">ranges</text:span>, <text:span text:style-name="code">fields</text:span>, <text:span text:style-name="code">sdomains</text:span>, <text:span text:style-name="code">styles</text:span> used by the lexicon. In addition, other files may be referenced from which <text:span text:style-name="code">header</text:span> information will be included. Given that information is additive and no deletion is possible, the only concern is if there is a clash over a definition, for example there are two descriptions in English for a particular <text:span text:style-name="code">range-element</text:span>. The precise result is application specific.</text:p>
      <text:p text:style-name="AttribDesc"><text:span text:style-name="T3">description<text:tab/></text:span>[Optional, <text:span text:style-name="code">multitext</text:span>] Contains a multilingual description of the lexicon for information purposes only.</text:p>
      <text:p text:style-name="AttribDesc"><text:span text:style-name="T3">ranges</text:span><text:tab/>[Optional, <text:span text:style-name="code">ranges</text:span>] <text:s/>Contains all the <text:span text:style-name="code">range-ref</text:span> information.</text:p>
      <text:p text:style-name="AttribDesc"><text:span text:style-name="T3">fields</text:span><text:tab/>[Optional, <text:span text:style-name="code">field-defns</text:span>] Contains definitions for all the <text:span text:style-name="code">field</text:span> types used in the document.</text:p>
      <text:h text:style-name="Heading_20_3" text:outline-level="3">lift</text:h>
      <text:p text:style-name="Standard">This is the root node of the document and contains a header and all the entries in the database.</text:p>
      <text:h text:style-name="Heading_20_4" text:outline-level="4">Attributes</text:h>
      <text:p text:style-name="AttribDesc"><text:span text:style-name="T3">version</text:span><text:tab/>[Required] Specifies the lift language version number. This gives an indication of the minimum language version required to fully support this file. The default value is 1.0. Minor version increases imply language changes that merely add to the existing content model. Major version changes imply a change of semantics, probably due to deprecation, such that a file of an earlier major version may lose data if loaded into an application only concerned with supporting the new major version.</text:p>
      <text:p text:style-name="AttribDesc"><text:span text:style-name="T3">producer</text:span><text:tab/>[Optional, <text:span text:style-name="code">string</text:span>] Identifies the particular producer of this lift file.</text:p>
      <text:h text:style-name="Heading_20_4" text:outline-level="4">Content</text:h>
      <text:p text:style-name="AttribDesc"><text:span text:style-name="T3">header</text:span><text:tab/>[Optional, <text:span text:style-name="code">header</text:span>] Contains the header information for the database</text:p>
      <text:p text:style-name="AttribDesc"><text:span text:style-name="T3">entry</text:span><text:tab/>[Optional, Multiple, <text:span text:style-name="code">Entry</text:span>] Each of the entries in the lexicon. No order is implied.</text:p>
      <text:h text:style-name="Heading_20_1" text:outline-level="1">UML Diagrams</text:h>
      <text:p text:style-name="Standard">The following diagrams show the inter-relationships between the elements in the standard.</text:p>
      <text:p text:style-name="P11">Base Elements</text:p>
      <text:p text:style-name="Standard"><draw:frame draw:style-name="fr1" draw:name="graphics1" text:anchor-type="paragraph" svg:width="5.8701in" style:rel-width="100%" svg:height="6.3189in" style:rel-height="64%" draw:z-index="0"><draw:image xlink:href="../base_class.png" xlink:type="simple" xlink:show="embed" xlink:actuate="onLoad"/></draw:frame></text:p>
      <text:p text:style-name="Heading_20_2">Entry Elements</text:p>
      <text:p text:style-name="P12"><draw:frame draw:style-name="fr2" draw:name="graphics3" text:anchor-type="paragraph" svg:x="0in" svg:y="0.1in" svg:width="5.8701in" style:rel-width="100%" svg:height="4.4429in" style:rel-height="45%" draw:z-index="2"><draw:image xlink:href="../entry%20class.png" xlink:type="simple" xlink:show="embed" xlink:actuate="onLoad"/></draw:frame></text:p>
      <text:p text:style-name="Heading_20_2">Header Elements</text:p>
      <text:p text:style-name="Standard"><draw:frame draw:style-name="fr3" draw:name="graphics2" text:anchor-type="paragraph" svg:x="0.25in" svg:y="0.05in" svg:width="5.6937in" style:rel-width="97%" svg:height="3.5543in" style:rel-height="36%" draw:z-index="1"><draw:image xlink:href="../header%20class.png" xlink:type="simple" xlink:show="embed" xlink:actuate="onLoad"/></draw:frame></text:p>
      <text:h text:style-name="Heading_20_1" text:outline-level="1">Lift Ranges</text:h>
      <text:p text:style-name="Heading_20_2">Elements</text:p>
      <text:h text:style-name="Heading_20_3" text:outline-level="3">range-element</text:h>
      <text:p text:style-name="Standard">A <text:span text:style-name="code">range-element</text:span> is the description of a particular range element found in a particular <text:span text:style-name="code">range</text:span>.</text:p>
      <text:h text:style-name="Heading_20_4" text:outline-level="4">Attributes</text:h>
      <text:p text:style-name="AttribDesc"><text:span text:style-name="T3">id</text:span><text:tab/>[Required, <text:span text:style-name="code">key</text:span>] This is the identifying key for this particular element. <text:span text:style-name="code">range-element</text:span> keys only need to be unique within the one parent <text:span text:style-name="code">range</text:span>.</text:p>
      <text:p text:style-name="AttribDesc"><text:span text:style-name="T3">parent</text:span><text:tab/>[Optional, <text:span text:style-name="code">key</text:span>] Refers to another <text:span text:style-name="code">range-element</text:span> that constitutes a parent in a range hierarchy. This is used for example for semantic domain hierarchies.</text:p>
      <text:p text:style-name="AttribDesc"><text:span text:style-name="T3">guid</text:span><text:tab/>[Optional, <text:span text:style-name="code">string</text:span>] Allows a particular <text:span text:style-name="code">range-element</text:span> to be uniquely identified, particularly across versions of a file.</text:p>
      <text:h text:style-name="Heading_20_4" text:outline-level="4">Content</text:h>
      <text:p text:style-name="AttribDesc"><text:span text:style-name="T3">description</text:span><text:tab/>[Optional, Multiple, <text:span text:style-name="code">multitext</text:span>] Holds the description of the element.</text:p>
      <text:p text:style-name="AttribDesc"><text:span text:style-name="T3">label</text:span><text:tab/>[Optional, Multiple, <text:span text:style-name="code">multitext</text:span>] Holds a caption for the element, typically used in user interfaces when a choice of range values is presented.</text:p>
      <text:p text:style-name="AttribDesc"><text:span text:style-name="T3">abbrev</text:span><text:tab/>[Optional, Multiple, <text:span text:style-name="code">multitext</text:span>] Gives an optional abbreviation for this <text:span text:style-name="code">range-element</text:span> in other languages for GUI purposes.</text:p>
      <text:h text:style-name="Heading_20_3" text:outline-level="3">range</text:h>
      <text:p text:style-name="Standard">A <text:span text:style-name="code">range</text:span> is a set of <text:span text:style-name="code">range-elements</text:span> and is used to identify both the group of <text:span text:style-name="code">range-elements</text:span> but also to some extent their type.</text:p>
      <text:h text:style-name="Heading_20_4" text:outline-level="4">Attributes</text:h>
      <text:p text:style-name="AttribDesc"><text:span text:style-name="T3">id</text:span><text:tab/>[Required, <text:span text:style-name="code">key</text:span>] This is the identifying key for this particular <text:span text:style-name="code">range-set</text:span> and is used, for example in the <text:span text:style-name="code">range</text:span> attribute of a <text:span text:style-name="code">flag</text:span>. A <text:span text:style-name="code">range</text:span> <text:span text:style-name="code">id</text:span> attribute is unique only among the set of <text:span text:style-name="code">range</text:span>s used in the document.</text:p>
      <text:p text:style-name="AttribDesc"><text:span text:style-name="T3">guid</text:span><text:tab/>[Optional, <text:span text:style-name="code">string</text:span>] Allows a particular <text:span text:style-name="code">range</text:span> to be uniquely identified, particularly when referenced from a lexicon.</text:p>
      <text:h text:style-name="Heading_20_4" text:outline-level="4">Content</text:h>
      <text:p text:style-name="AttribDesc"><text:span text:style-name="T3">description</text:span><text:tab/>[Optional, <text:span text:style-name="code">multitext</text:span>] Used to give a multilingual description of the <text:span text:style-name="code">range</text:span>.</text:p>
      <text:p text:style-name="AttribDesc"><text:span text:style-name="T3">range</text:span><text:tab/>[Required, Multiple, <text:span text:style-name="code">range-element</text:span>] This is the list of <text:span text:style-name="code">range-element</text:span>s that make up this <text:span text:style-name="code">range</text:span>. This list is unordered.</text:p>
      <text:p text:style-name="AttribDesc"><text:span text:style-name="T3">label</text:span><text:tab/>[Optional, Multiple, <text:span text:style-name="code">multitext</text:span>] Gives a multilingual label to this <text:span text:style-name="code">range-set</text:span> for GUI purposes.</text:p>
      <text:p text:style-name="AttribDesc"><text:span text:style-name="T3">abbrev</text:span><text:tab/>[Optional, Multiple, <text:span text:style-name="code">multitext</text:span>] Gives an abbreviation for this <text:span text:style-name="code">range-set</text:span> in multiple languages, for GUI purposes.</text:p>
      <text:h text:style-name="Heading_20_3" text:outline-level="3">lift-ranges</text:h>
      <text:p text:style-name="Standard">The root element of the Lift Ranges file type. </text:p>
      <text:h text:style-name="Heading_20_4" text:outline-level="4">Content</text:h>
      <text:p text:style-name="AttribDesc"><text:span text:style-name="T3">range</text:span><text:tab/>[Required, Multiple, <text:span text:style-name="code">range</text:span>] A <text:span text:style-name="code">range</text:span> definition.</text:p>
      <text:p text:style-name="Heading_20_2">UML Diagram</text:p>
      <text:p text:style-name="Standard"><draw:frame draw:style-name="fr1" draw:name="graphics4" text:anchor-type="paragraph" svg:width="4.6457in" svg:height="3.5209in" draw:z-index="3"><draw:image xlink:href="../RangeSets%20class.png" xlink:type="simple" xlink:show="embed" xlink:actuate="onLoad"/></draw:frame></text:p>
      <text:h text:style-name="Heading_20_1" text:outline-level="1">Ranges</text:h>
      <text:p text:style-name="Standard">Ranges are a powerful way to add normalising information to a lexicon. Rather than repeating information at every occurrence of its use it can be shared by storing the information against a key in a particular dictionary. If one considers the key to be a <text:span text:style-name="code">range-element</text:span> and the dictionary to be a <text:span text:style-name="code">range</text:span> the mechanism used in LIFT is precisely that.</text:p>
      <text:p text:style-name="Standard">By making the actual range sets optional in a LIFT file we obviously allow the existence of far from complete data sets. Therefore we introduce the concept of a normalised and non-normalised LIFT file. In effect a non-normalised form of a data set may be a transitional step between a legacy data set and an archive quality file. Providing such a form allows for much simpler implementation and the ability to create more generalised tools to improve the quality of data.</text:p>
      <text:p text:style-name="Standard">In this section we look at the set of range sets that are defined as part of LIFT. Notice that all range sets can be extended for a particular lexicon or group of lexicons.</text:p>
      <text:p text:style-name="Heading_20_2">dialect</text:p>
      <text:p text:style-name="Standard">While LIFT makes no required reference to a <text:span text:style-name="code">dialect</text:span> range set, it is an important concept particularly in <text:span text:style-name="code">variant</text:span>s. Because LIFT has no idea which dialects a lexicon may want to refer to, the range set is left empty. Each lexicon should add the dialects it refers to, to it.</text:p>
      <text:p text:style-name="Heading_20_2">etymology</text:p>
      <text:p text:style-name="Standard">This range set lists all the etymological relations needed.</text:p>
      <text:h text:style-name="Heading_20_3" text:outline-level="3">Elements</text:h>
      <text:p text:style-name="AttribDesc"><text:span text:style-name="T3">borrowed</text:span><text:tab/>The word is borrowed from another language</text:p>
      <text:p text:style-name="AttribDesc"><text:span text:style-name="T3">proto</text:span><text:tab/>The proto form of the word in another language</text:p>
      <text:p text:style-name="Heading_20_2">grammi</text:p>
      <text:p text:style-name="Standard">This range-set contains a standard set of grammatical information identifiers.</text:p>
      <text:p text:style-name="Heading_20_2">lexical</text:p>
      <text:p text:style-name="Standard">This set lists various lexical relations. Users may add others that they need.</text:p>
      <text:h text:style-name="Heading_20_3" text:outline-level="3">Elements</text:h>
      <text:p text:style-name="AttribDesc"><text:span text:style-name="T3">ref</text:span><text:tab/>General cross reference.</text:p>
      <text:p text:style-name="AttribDesc"><text:span text:style-name="T3">main</text:span><text:tab/>Reference to a main entry from a minor entry.</text:p>
      <text:p text:style-name="AttribDesc"><text:span text:style-name="T3">isa</text:span><text:tab/>The gen-spec relation where the special relates to the general.</text:p>
      <text:p text:style-name="AttribDesc"><text:span text:style-name="T3">kindof</text:span> <text:tab/>The kind-of relation in which the <text:span text:style-name="code">Sense</text:span> is a kind of another sense.</text:p>
      <text:p text:style-name="AttribDesc"><text:span text:style-name="T3">actor</text:span><text:tab/>The actor of this verb</text:p>
      <text:p text:style-name="AttribDesc"><text:span text:style-name="T3">undergoer</text:span><text:tab/>The undergoer of this verb</text:p>
      <text:p text:style-name="AttribDesc"><text:span text:style-name="T3">component</text:span><text:tab/>This word is grammatically built from these components.</text:p>
      <text:p text:style-name="Heading_20_2">note-type</text:p>
      <text:p text:style-name="Standard">This lists all the different note types that are in the various standards</text:p>
      <text:h text:style-name="Heading_20_3" text:outline-level="3">Elements</text:h>
      <text:p text:style-name="AttribDesc"><text:span text:style-name="T3">anthropology</text:span><text:tab/>Gives anthropological information.</text:p>
      <text:p text:style-name="AttribDesc"><text:span text:style-name="T3">biblography</text:span><text:tab/>Biblographic information.</text:p>
      <text:p text:style-name="AttribDesc"><text:span text:style-name="T3">comment</text:span><text:tab/>This note is an arbitrary comment not for publication</text:p>
      <text:p text:style-name="AttribDesc"><text:span text:style-name="T3">discourse</text:span><text:tab/>Gives discourse information about a sense.</text:p>
      <text:p text:style-name="AttribDesc"><text:span text:style-name="T3">encyclopedic</text:span><text:tab/><text:tab/>This note gives encyclopedic information.</text:p>
      <text:p text:style-name="AttribDesc"><text:span text:style-name="T3">general</text:span><text:tab/>General notes that do not fall in another clear category</text:p>
      <text:p text:style-name="AttribDesc"><text:span text:style-name="T3">grammar</text:span><text:tab/>Gives grammatical information about a word.</text:p>
      <text:p text:style-name="AttribDesc"><text:span text:style-name="T3">phonology</text:span><text:tab/>Gives phonological information about a word.</text:p>
      <text:p text:style-name="AttribDesc"><text:span text:style-name="T3">questions</text:span><text:tab/>Contains questions yet to be answered</text:p>
      <text:p text:style-name="AttribDesc"><text:span text:style-name="T3">restrictions</text:span><text:tab/>Gives information on the restriction of usage of a word.</text:p>
      <text:p text:style-name="AttribDesc"><text:span text:style-name="T3">scientific_name</text:span><text:tab/>Gives the scientific name of a sense</text:p>
      <text:p text:style-name="AttribDesc"><text:span text:style-name="T3">sociolinguistics</text:span><text:tab/>Gives sociolinguistic information about a sense.</text:p>
      <text:p text:style-name="AttribDesc"><text:span text:style-name="T3">source</text:span><text:tab/>Contains information on sources</text:p>
      <text:p text:style-name="AttribDesc"><text:span text:style-name="T3">usage</text:span><text:tab/>Gives information on usage</text:p>
      <text:p text:style-name="Heading_20_2">paradigm</text:p>
      <text:p text:style-name="Standard">LIFT makes no explicit reference to the <text:span text:style-name="code">paradigm</text:span> range-set, but it is an important enough concept as to be centrally named.</text:p>
      <text:h text:style-name="Heading_20_3" text:outline-level="3">Elements</text:h>
      <text:p text:style-name="AttribDesc"><text:span text:style-name="T3">1d</text:span><text:tab/>1<text:span text:style-name="T4">st</text:span> dual</text:p>
      <text:p text:style-name="AttribDesc"><text:span text:style-name="T3">1e</text:span><text:tab/>1<text:span text:style-name="T4">st</text:span> exclusive</text:p>
      <text:p text:style-name="AttribDesc"><text:span text:style-name="T3">1i</text:span><text:tab/>1<text:span text:style-name="T4">st</text:span> inclusive</text:p>
      <text:p text:style-name="AttribDesc"><text:span text:style-name="T3">1p</text:span><text:tab/>1<text:span text:style-name="T4">st</text:span> person plural</text:p>
      <text:p text:style-name="AttribDesc"><text:span text:style-name="T3">1s</text:span><text:tab/>1<text:span text:style-name="T4">st</text:span> person singular</text:p>
      <text:p text:style-name="AttribDesc"><text:span text:style-name="T3">2d</text:span><text:tab/>2<text:span text:style-name="T4">nd</text:span> dual</text:p>
      <text:p text:style-name="AttribDesc"><text:span text:style-name="T3">2p</text:span><text:tab/>2<text:span text:style-name="T4">nd</text:span> plural</text:p>
      <text:p text:style-name="AttribDesc"><text:span text:style-name="T3">2s</text:span><text:tab/>2<text:span text:style-name="T4">nd</text:span> singular</text:p>
      <text:p text:style-name="AttribDesc"><text:span text:style-name="T3">3d</text:span><text:tab/>3<text:span text:style-name="T4">rd</text:span> dual</text:p>
      <text:p text:style-name="AttribDesc"><text:span text:style-name="T3">3p</text:span><text:tab/>3<text:span text:style-name="T4">rd</text:span> plural</text:p>
      <text:p text:style-name="AttribDesc"><text:span text:style-name="T3">3s</text:span><text:tab/>3<text:span text:style-name="T4">rd</text:span> singular</text:p>
      <text:p text:style-name="AttribDesc"><text:span text:style-name="T3">non-dual</text:span><text:tab/>non-human or inanimate dual</text:p>
      <text:p text:style-name="AttribDesc"><text:span text:style-name="T3">non-plural</text:span><text:tab/>non-human or inanimate plural</text:p>
      <text:p text:style-name="AttribDesc"><text:span text:style-name="T3">non-sing</text:span><text:tab/>non-human or inanimate singulare</text:p>
      <text:p text:style-name="AttribDesc"><text:span text:style-name="T3">plural</text:span><text:tab/>plural form</text:p>
      <text:p text:style-name="AttribDesc"><text:span text:style-name="T3">redup</text:span><text:tab/>reduplication form</text:p>
      <text:p text:style-name="AttribDesc"><text:span text:style-name="T3">sing</text:span><text:tab/>singular</text:p>
      <text:p text:style-name="Heading_20_2">reversal-type</text:p>
      <text:p text:style-name="Standard">While LIFT reserves the name of this range set, it is empty and should be added to either at the area/entity level or also for a particular project.</text:p>
      <text:p text:style-name="Heading_20_2">semantic_domain</text:p>
      <text:p text:style-name="Standard">This is the primary semantic domain range set. Other range sets may be used for specific semantic domain classifications.</text:p>
      <text:p text:style-name="Heading_20_2">status</text:p>
      <text:p text:style-name="Standard">Gives the status of a particular element, for example whether a certain check has been applied.</text:p>
      <text:p text:style-name="Heading_20_2">users</text:p>
      <text:p text:style-name="Standard">Gives a list of users as used by annotations.</text:p>
      <text:h text:style-name="Heading_20_1" text:outline-level="1">Examples</text:h>
      <text:p text:style-name="Standard">This section contains various examples, most of which use the MDF SFM schema, and how they would be stored in LIFT.</text:p>
      <text:p text:style-name="Heading_20_2">Simple Records</text:p>
      <table:table table:name="Table1" table:style-name="Table1">
        <table:table-column table:style-name="Table1.A"/>
        <table:table-column table:style-name="Table1.B"/>
        <table:table-header-rows>
          <table:table-row>
            <table:table-cell table:style-name="Table1.A1" office:value-type="string">
              <text:p text:style-name="Preformatted_20_Text">\lx srapa<text:note text:id="ftn5" text:note-class="footnote"><text:note-citation>1</text:note-citation><text:note-body><text:p text:style-name="Footnote">Making Dictionaries, p29</text:p></text:note-body></text:note></text:p>
              <text:p text:style-name="Preformatted_20_Text">\ps vt</text:p>
              <text:p text:style-name="Preformatted_20_Text">\ge slap</text:p>
              <text:p text:style-name="Preformatted_20_Text">\de slap with open hand</text:p>
              <text:p text:style-name="Preformatted_20_Text">\dt 27/Aug/91</text:p>
              <text:p text:style-name="Preformatted_20_Text"/>
              <text:p text:style-name="Preformatted_20_Text"/>
              <text:p text:style-name="Preformatted_20_Text"/>
              <text:p text:style-name="Standard"><text:span text:style-name="T5">srapa</text:span> <text:span text:style-name="T1">vt.</text:span> slap with open hand</text:p>
            </table:table-cell>
            <table:table-cell table:style-name="Table1.B1" office:value-type="string">
              <text:p text:style-name="Preformatted_20_Text">&lt;?xml version="1.0"?&gt;</text:p>
              <text:p text:style-name="Preformatted_20_Text">&lt;lift lang="zxx-Latn"&gt;<text:span text:style-name="comment"><text:tab/><text:tab/>&lt;!--unknown language, latin script--&gt;</text:span></text:p>
              <text:p text:style-name="Preformatted_20_Text"><text:s text:c="2"/>&lt;entry id=”srapa” dateModified=”1991-08-27”&gt;</text:p>
              <text:p text:style-name="Preformatted_20_Text"><text:s text:c="4"/>&lt;lexical-unit&gt;</text:p>
              <text:p text:style-name="Preformatted_20_Text"><text:s text:c="6"/>&lt;form lang=”zxx-Latn”&gt;&lt;text&gt;srapa&lt;/text&gt;&lt;/form&gt;</text:p>
              <text:p text:style-name="Preformatted_20_Text"><text:s text:c="4"/>&lt;/lexical-unit&gt;</text:p>
              <text:p text:style-name="Preformatted_20_Text"><text:s text:c="4"/>&lt;sense id="srapa_"&gt;<text:tab/><text:tab/><text:span text:style-name="T6">&lt;!--</text:span><text:span text:style-name="T7">id can't be the same as entry id--&gt;</text:span></text:p>
              <text:p text:style-name="Preformatted_20_Text"><text:s text:c="6"/>&lt;grammatical-info type="vt"/&gt;</text:p>
              <text:p text:style-name="Preformatted_20_Text"><text:s text:c="6"/>&lt;gloss lang="en"&gt;&lt;text&gt;slap&lt;/text&gt;&lt;/gloss&gt;</text:p>
              <text:p text:style-name="Preformatted_20_Text"><text:s text:c="6"/>&lt;definition&gt; <text:s text:c="4"/><text:tab/><text:span text:style-name="T6">&lt;!--</text:span><text:span text:style-name="comment">or here--&gt;</text:span></text:p>
              <text:p text:style-name="Preformatted_20_Text"><text:s text:c="8"/>&lt;form lang="en"&gt;&lt;text&gt;slap with open hand&lt;/text&gt;&lt;/form&gt;</text:p>
              <text:p text:style-name="Preformatted_20_Text"><text:s text:c="6"/>&lt;/definition&gt;</text:p>
              <text:p text:style-name="Preformatted_20_Text"><text:s text:c="4"/>&lt;/sense&gt;</text:p>
              <text:p text:style-name="Preformatted_20_Text"><text:s text:c="2"/>&lt;/entry&gt;</text:p>
              <text:p text:style-name="Preformatted_20_Text">&lt;/lift&gt;</text:p>
            </table:table-cell>
          </table:table-row>
        </table:table-header-rows>
      </table:table>
      <text:p text:style-name="Preformatted_20_Text"/>
      <table:table table:name="Table2" table:style-name="Table2">
        <table:table-column table:style-name="Table2.A"/>
        <table:table-column table:style-name="Table2.B"/>
        <table:table-header-rows>
          <table:table-row>
            <table:table-cell table:style-name="Table2.A1" office:value-type="string">
              <text:p text:style-name="Preformatted_20_Text">\lx abat<text:note text:id="ftn6" text:note-class="footnote"><text:note-citation>1</text:note-citation><text:note-body><text:p text:style-name="Footnote">Making Dictionaries, p59</text:p></text:note-body></text:note></text:p>
              <text:p text:style-name="Preformatted_20_Text">\ps n</text:p>
              <text:p text:style-name="Preformatted_20_Text">\ge grove</text:p>
              <text:p text:style-name="Preformatted_20_Text">\gn dusun</text:p>
              <text:p text:style-name="Preformatted_20_Text">\rf d2.077.03</text:p>
              <text:p text:style-name="Preformatted_20_Text">\xv Kbwai abatke ti ksweruk nurare.</text:p>
              <text:p text:style-name="Preformatted_20_Text">\xe I went to the coconut groves to clear the grass.</text:p>
              <text:p text:style-name="Preformatted_20_Text">\xn Saya pergi menyiangi dusun kelapa.</text:p>
              <text:p text:style-name="Preformatted_20_Text">\rf d4.079.16</text:p>
              <text:p text:style-name="Preformatted_20_Text">\xv Kbwa ti ktwan nurke o abatke.</text:p>
              <text:p text:style-name="Preformatted_20_Text">\xe I'm going to plant coconut trees in the grove.</text:p>
              <text:p text:style-name="Preformatted_20_Text">\xn Saya pergi tanam kelapa di dusun.</text:p>
              <text:p text:style-name="Preformatted_20_Text">\ee This is uc:not limited to coconut groves but is used for mangoes, etc.</text:p>
              <text:p text:style-name="Preformatted_20_Text">\sg abatke</text:p>
              <text:p text:style-name="Preformatted_20_Text">\dt 26/Feb/90</text:p>
              <text:p text:style-name="Preformatted_20_Text"/>
              <text:p text:style-name="Preformatted_20_Text"/>
              <text:p text:style-name="Preformatted_20_Text"/>
              <text:p text:style-name="Standard"><text:span text:style-name="T5">abat</text:span> <text:span text:style-name="T1">n.</text:span> grove; <text:span text:style-name="T1">dusun.</text:span> <text:span text:style-name="T8">Kbwai abatke ti ksweruk nurare.</text:span> I went to the coconut groves to clear the grass. <text:span text:style-name="T1">Saya pergi menyiangi dusun kelapa.</text:span> <text:span text:style-name="T8">Kbwa ti ktwan nurke o abatke.</text:span> I'm going to plant coconut trees in the grove. <text:span text:style-name="T1">Saya pergi tanam kelapa di dusun.</text:span> This is <text:span text:style-name="T9">not</text:span><text:span text:style-name="T10"> limited to coconut groves but is used for mangoes, etc. </text:span><text:span text:style-name="T11">Sg:</text:span><text:span text:style-name="T8">abatke.</text:span></text:p>
            </table:table-cell>
            <table:table-cell table:style-name="Table2.B1" office:value-type="string">
              <text:p text:style-name="Preformatted_20_Text">&lt;entry id="abat" dateModified="1990-02-26"&gt;</text:p>
              <text:p text:style-name="Preformatted_20_Text"><text:s text:c="2"/>&lt;lexical-unit&gt;</text:p>
              <text:p text:style-name="Preformatted_20_Text"><text:s text:c="4"/>&lt;form lang=”zxx-Latn”&gt;&lt;text&gt;abat&lt;/text&gt;&lt;/form&gt;</text:p>
              <text:p text:style-name="Preformatted_20_Text"><text:s text:c="2"/>&lt;/lexical-unit&gt;</text:p>
              <text:p text:style-name="Preformatted_20_Text"><text:s text:c="2"/>&lt;variant&gt; <text:s text:c="23"/><text:tab/><text:span text:style-name="comment">&lt;!--This is a paradigm--&gt;</text:span></text:p>
              <text:p text:style-name="Preformatted_20_Text"><text:s text:c="4"/>&lt;trait name="paradigm" value="sing"/&gt;</text:p>
              <text:p text:style-name="Preformatted_20_Text"><text:s text:c="4"/>&lt;form lang=”zxx-Latn”&gt;&lt;text&gt;abatke&lt;/text&gt;&lt;/form&gt;</text:p>
              <text:p text:style-name="Preformatted_20_Text"><text:s text:c="2"/>&lt;/variant&gt;</text:p>
              <text:p text:style-name="Preformatted_20_Text"><text:s text:c="2"/>&lt;sense&gt;</text:p>
              <text:p text:style-name="Preformatted_20_Text"><text:s text:c="4"/>&lt;grammatical-info value="n"/&gt;</text:p>
              <text:p text:style-name="Preformatted_20_Text"><text:s text:c="4"/>&lt;gloss lang="en"&gt;&lt;text&gt;grove&lt;/text&gt;&lt;/glass&gt;</text:p>
              <text:p text:style-name="Preformatted_20_Text"><text:s text:c="4"/>&lt;gloss lang="id"&gt;&lt;text&gt;dusun&lt;/text&gt;&lt;/gloss&gt;</text:p>
              <text:p text:style-name="Preformatted_20_Text"><text:s text:c="4"/>&lt;example source="d2.077.03"&gt;</text:p>
              <text:p text:style-name="Preformatted_20_Text"><text:s text:c="6"/>&lt;form lang=”zxx-Latn”&gt;&lt;text&gt;Kbwai abatke to ksweruk nurare.&lt;/text&gt;&lt;/form&gt;</text:p>
              <text:p text:style-name="Preformatted_20_Text"><text:s text:c="6"/>&lt;translation&gt;&lt;form lang="en"&gt;&lt;text&gt;</text:p>
              <text:p text:style-name="Preformatted_20_Text"><text:s text:c="8"/>I went to the coconut groves to clear the grass.</text:p>
              <text:p text:style-name="Preformatted_20_Text"><text:s text:c="6"/>&lt;/text&gt;&lt;/form&gt;</text:p>
              <text:p text:style-name="Preformatted_20_Text"><text:s text:c="6"/>&lt;form lang="id"&gt;&lt;text&gt;</text:p>
              <text:p text:style-name="Preformatted_20_Text"><text:s text:c="8"/>Saya pergi menyiangi dusun kelapa.</text:p>
              <text:p text:style-name="Preformatted_20_Text"><text:s text:c="6"/>&lt;/text&gt;&lt;/form&gt;&lt;/translation&gt;</text:p>
              <text:p text:style-name="Preformatted_20_Text"><text:s text:c="4"/>&lt;/example&gt;</text:p>
              <text:p text:style-name="Preformatted_20_Text"><text:s text:c="4"/>&lt;example source="d4.079.16"&gt;</text:p>
              <text:p text:style-name="Preformatted_20_Text"><text:s text:c="6"/>&lt;form lang=”zxx-Latn”&gt;&lt;text&gt;Kbwa ti ktwan nurke o abatke.&lt;/text&gt;&lt;/form&gt;</text:p>
              <text:p text:style-name="Preformatted_20_Text"><text:s text:c="6"/>&lt;translation&gt;&lt;form lang="en"&gt;&lt;text&gt;</text:p>
              <text:p text:style-name="Preformatted_20_Text"><text:s text:c="8"/>I'm going to plant coconut trees in the grove.</text:p>
              <text:p text:style-name="Preformatted_20_Text"><text:s text:c="6"/>&lt;/text&gt;&lt;/form&gt;</text:p>
              <text:p text:style-name="Preformatted_20_Text"><text:s text:c="6"/>&lt;form lang="id"&gt;&lt;text&gt;</text:p>
              <text:p text:style-name="Preformatted_20_Text"><text:s text:c="8"/>Saya pergi tanam kelapa di dusun.</text:p>
              <text:p text:style-name="Preformatted_20_Text"><text:s text:c="6"/>&lt;/text&gt;&lt;/form&gt;&lt;/translation&gt;</text:p>
              <text:p text:style-name="Preformatted_20_Text"><text:s text:c="4"/>&lt;/example&gt;</text:p>
              <text:p text:style-name="Preformatted_20_Text"><text:s text:c="4"/>&lt;note type=”encyclopedic"&gt;</text:p>
              <text:p text:style-name="Preformatted_20_Text"><text:s text:c="6"/>&lt;form lang="en"&gt;&lt;text&gt;</text:p>
              <text:p text:style-name="Preformatted_20_Text"><text:s text:c="8"/>This is &lt;span class="underline"&gt;not&lt;/span&gt; limited to coconut groves but is used for mangoes, etc.</text:p>
              <text:p text:style-name="Preformatted_20_Text"><text:s text:c="6"/>&lt;/text&gt;&lt;/form&gt;</text:p>
              <text:p text:style-name="Preformatted_20_Text"><text:s text:c="4"/>&lt;/note&gt;</text:p>
              <text:p text:style-name="Preformatted_20_Text"><text:s text:c="2"/>&lt;/sense&gt;</text:p>
              <text:p text:style-name="Preformatted_20_Text">&lt;/entry&gt;</text:p>
            </table:table-cell>
          </table:table-row>
        </table:table-header-rows>
      </table:table>
      <text:p text:style-name="Preformatted_20_Text"/>
      <text:p text:style-name="Standard">This example shows a fairly full entry including two examples and an encyclopedic note. Notice the use of <text:span text:style-name="code">span</text:span> for handling the underlining. Notice also the use of <text:span text:style-name="code">variant</text:span> to represent a paradigm form, which makes it merely a variant constrained according to a paradigm form.</text:p>
      <text:p text:style-name="Heading_20_2">Subentries</text:p>
      <text:p text:style-name="Standard">Subentries are really a document artefact. They are used to present various entries in direct relation to another entry. The actual lexical relation being represented may be anything from a component-whole or paradigm to a shared semantic domain. Different presentations of a lexicon may present these relations in different ways even to the extent of inverting the subentry-subhead relation and giving the parent entry as a subentry of its subentry, in say an online dictionary.</text:p>
      <text:p text:style-name="Standard">Therefore, rather than storing an explicit subentry element we use lexical relations to model the precise relationship and then leave the typesetter to resolve the precise presentation of those relationships.</text:p>
      <text:p text:style-name="Standard">But since subentries have been around for so long and are an important, if informal, relation, we present here how various subentry relationships can be modelled.</text:p>
      <text:p text:style-name="Standard">There are at least three ways of storing subentry relationships between a main entry and its subentry:</text:p>
      <text:list text:style-name="L5">
        <text:list-item>
          <text:p text:style-name="P13">Store the subentry in the entry as a sub-element. LIFT does not do this. All entries are full <text:span text:style-name="code">entry</text:span> elements.</text:p>
        </text:list-item>
        <text:list-item>
          <text:p text:style-name="P13">Store a marker in the subentry referring back to the main entry under which this subentry occurs. This can be done using a <text:span text:style-name="code">subhead</text:span> relation.</text:p>
        </text:list-item>
        <text:list-item>
          <text:p text:style-name="P13">Store a marker in the main entry to the subentry at the point you want it output. This can be done using a <text:span text:style-name="code">subentry</text:span> relation.</text:p>
        </text:list-item>
      </text:list>
      <table:table table:name="Table3" table:style-name="Table3">
        <table:table-column table:style-name="Table3.A"/>
        <table:table-column table:style-name="Table3.B"/>
        <table:table-header-rows>
          <table:table-row>
            <table:table-cell table:style-name="Table3.A1" office:value-type="string">
              <text:p text:style-name="Preformatted_20_Text">\lx brush<text:note text:id="ftn7" text:note-class="footnote"><text:note-citation>1</text:note-citation><text:note-body><text:p text:style-name="Footnote">Making Dictionaries, p80</text:p></text:note-body></text:note></text:p>
              <text:p text:style-name="Preformatted_20_Text">\ps n</text:p>
              <text:p text:style-name="Preformatted_20_Text">\ge bristly_instrument</text:p>
              <text:p text:style-name="Preformatted_20_Text">\de bristly instrument used for cleaning, arranging or applying a liquid to something</text:p>
              <text:p text:style-name="Preformatted_20_Text">\se hairbrush</text:p>
              <text:p text:style-name="Preformatted_20_Text">\ps n</text:p>
              <text:p text:style-name="Preformatted_20_Text">\de kind of brush typically with stiff one inch long bristles loosely spaced arranged perpendicularly to the handle for rearranging hair</text:p>
              <text:p text:style-name="Preformatted_20_Text">\se paintbrush</text:p>
              <text:p text:style-name="Preformatted_20_Text">\ps n</text:p>
              <text:p text:style-name="Preformatted_20_Text">\de kind of brush of varying sizes and varying lengths and textures of bristles arranged as an extension of the handle used to apply paint and similar materials</text:p>
              <text:p text:style-name="Preformatted_20_Text"/>
              <text:p text:style-name="Preformatted_20_Text"/>
              <text:p text:style-name="Preformatted_20_Text"/>
              <text:p text:style-name="Standard"><text:span text:style-name="T5">brush</text:span> <text:span text:style-name="T1">n.</text:span> bristly instrument used for cleaning, arranging, or applying a liquid to something</text:p>
              <text:p text:style-name="P14"><text:span text:style-name="T5">hairbrush</text:span> <text:span text:style-name="T1">n.</text:span> kind of brush typically with stiff one inch long bristles loosely spaced arranged perpendicularly to the handle for rearranging hair.</text:p>
              <text:p text:style-name="P14"><text:span text:style-name="T5">paintbrush</text:span> <text:span text:style-name="T1">n.</text:span> kind of brush of varying sizes and varying lngths and textures of bristles arranged as an extension of the handle used to apply paint and similar materials.</text:p>
            </table:table-cell>
            <table:table-cell table:style-name="Table3.B1" office:value-type="string">
              <text:p text:style-name="Preformatted_20_Text">&lt;entry id="brush"&gt;</text:p>
              <text:p text:style-name="Preformatted_20_Text"><text:s text:c="2"/>&lt;lexical-unit&gt;<text:line-break/> <text:s text:c="3"/>&lt;form lang=”en”&gt;&lt;text&gt;brush&lt;/text&gt;&lt;/form&gt;<text:line-break/> <text:s/>&lt;/lexical-unit&gt;</text:p>
              <text:p text:style-name="Preformatted_20_Text"><text:s text:c="2"/>&lt;sense id="brush_"&gt;</text:p>
              <text:p text:style-name="Preformatted_20_Text"><text:s text:c="4"/>&lt;grammatical-info value="n"/&gt;</text:p>
              <text:p text:style-name="Preformatted_20_Text"><text:s text:c="4"/>&lt;gloss lang="en"&gt;&lt;text&gt;bristly instrument&lt;/text&gt;&lt;/gloss&gt;</text:p>
              <text:p text:style-name="Preformatted_20_Text"><text:s text:c="4"/>&lt;definition&gt;&lt;form lang="en"&gt;&lt;text&gt;</text:p>
              <text:p text:style-name="Preformatted_20_Text"><text:s text:c="6"/>bristly instrument used for cleaning, arranging or applying a liquid to something</text:p>
              <text:p text:style-name="Preformatted_20_Text"><text:s text:c="4"/>&lt;/text&gt;&lt;/form&gt;&lt;/definition&gt;</text:p>
              <text:p text:style-name="Preformatted_20_Text"><text:s text:c="4"/>&lt;relation name=”subentry” ref="hairbrush"/&gt;</text:p>
              <text:p text:style-name="Preformatted_20_Text"><text:s text:c="4"/>&lt;relation name=”subentry” ref="paintbrush"/&gt;</text:p>
              <text:p text:style-name="Preformatted_20_Text"><text:s text:c="2"/>&lt;/sense&gt;</text:p>
              <text:p text:style-name="Preformatted_20_Text">&lt;/entry&gt;</text:p>
              <text:p text:style-name="Preformatted_20_Text"/>
              <text:p text:style-name="Preformatted_20_Text">&lt;entry id=hairbrush"&gt;</text:p>
              <text:p text:style-name="Preformatted_20_Text"><text:s text:c="2"/>&lt;lexical-unit&gt;<text:line-break/> <text:s text:c="3"/>&lt;form lang=”en”&gt;&lt;text&gt;hairbrush&lt;/text&gt;&lt;/form&gt;</text:p>
              <text:p text:style-name="Preformatted_20_Text"><text:s text:c="2"/>&lt;/lexical-unit&gt;</text:p>
              <text:p text:style-name="Preformatted_20_Text"><text:s text:c="2"/>&lt;sense id="hairbrush_"&gt;</text:p>
              <text:p text:style-name="Preformatted_20_Text"><text:s text:c="4"/>&lt;grammatical-info value="n"/&gt;</text:p>
              <text:p text:style-name="Preformatted_20_Text"><text:s text:c="4"/>&lt;definition&gt;&lt;form lang="en"&gt;&lt;text&gt;</text:p>
              <text:p text:style-name="Preformatted_20_Text"><text:s text:c="6"/>kind of brush typically with stiff one inch long bristles loosely spaced arranged perpendicularly to the handle for rearranging hair</text:p>
              <text:p text:style-name="Preformatted_20_Text"><text:s text:c="4"/>&lt;/text&gt;&lt;/form&gt;&lt;/definition&gt;</text:p>
              <text:p text:style-name="Preformatted_20_Text"><text:s text:c="2"/>&lt;/sense&gt;</text:p>
              <text:p text:style-name="Preformatted_20_Text">&lt;/entry&gt;</text:p>
              <text:p text:style-name="Preformatted_20_Text"/>
              <text:p text:style-name="Preformatted_20_Text">&lt;entry id="paintbrush"&gt;</text:p>
              <text:p text:style-name="Preformatted_20_Text"><text:s text:c="2"/>&lt;lexixal-unit&gt;</text:p>
              <text:p text:style-name="Preformatted_20_Text"><text:s text:c="4"/>&lt;form lang=”en”&gt;&lt;text&gt;paintbrush&lt;/text&gt;&lt;/form&gt;</text:p>
              <text:p text:style-name="Preformatted_20_Text"><text:s text:c="2"/>&lt;/lexical-unit&gt;</text:p>
              <text:p text:style-name="Preformatted_20_Text"><text:s text:c="2"/>&lt;sense id="paintbrush_"&gt;</text:p>
              <text:p text:style-name="Preformatted_20_Text"><text:s text:c="4"/>&lt;grammatical-info value="n"/&gt;</text:p>
              <text:p text:style-name="Preformatted_20_Text"><text:s text:c="4"/>&lt;definition&gt;&lt;form lang="en"&gt;&lt;text&gt;</text:p>
              <text:p text:style-name="Preformatted_20_Text"><text:s text:c="6"/>kind of brush of varying sizes and varying lengths and textures of bristles arranged as an extension of the handle used to apply paint and similar materials</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ere how we have made the subentries refer back to the sense rather than the entry. The advantage of doing this in the lexical database is that at least then one has the option of how to typeset them.</text:p>
      <text:p text:style-name="P15">Reverse Index</text:p>
      <text:p text:style-name="Standard">It is not possible for LIFT to know all the different types of reverse index that may be required in the dictionaries around the world, so we need to add a list of reversal indexes to the file.</text:p>
      <table:table table:name="Table4" table:style-name="Table4">
        <table:table-column table:style-name="Table4.A"/>
        <table:table-column table:style-name="Table4.B"/>
        <table:table-header-rows>
          <table:table-row>
            <table:table-cell table:style-name="Table4.A1" office:value-type="string">
              <text:p text:style-name="Preformatted_20_Text">\lx utan<text:note text:id="ftn8" text:note-class="footnote"><text:note-citation>1</text:note-citation><text:note-body><text:p text:style-name="Footnote">Making Dictionaries, p89</text:p></text:note-body></text:note></text:p>
              <text:p text:style-name="Preformatted_20_Text">\ps n</text:p>
              <text:p text:style-name="Preformatted_20_Text">\sd Nplant</text:p>
              <text:p text:style-name="Preformatted_20_Text">\ge veg</text:p>
              <text:p text:style-name="Preformatted_20_Text">\gn sayur ; jamu</text:p>
              <text:p text:style-name="Preformatted_20_Text">\re vegetable ; mushroom</text:p>
              <text:p text:style-name="Preformatted_20_Text">\de non-bulbous edible leafy and stalky plant and fungi</text:p>
              <text:p text:style-name="Preformatted_20_Text"/>
              <text:p text:style-name="Preformatted_20_Text"/>
              <text:p text:style-name="Preformatted_20_Text"/>
              <text:p text:style-name="Standard"><text:span text:style-name="T5">utan</text:span> <text:span text:style-name="T1">n.</text:span> non-bulbous edible leafy and stalky plant and fungi.</text:p>
            </table:table-cell>
            <table:table-cell table:style-name="Table4.B1" office:value-type="string">
              <text:p text:style-name="Preformatted_20_Text">&lt;entry id="utan"&gt;</text:p>
              <text:p text:style-name="Preformatted_20_Text"><text:s text:c="2"/>&lt;lexical-unit&gt;</text:p>
              <text:p text:style-name="Preformatted_20_Text"><text:s text:c="4"/>&lt;form lang=”zxx-Latn”&gt;&lt;text&gt;utan&lt;/text&gt;&lt;/form&gt;</text:p>
              <text:p text:style-name="Preformatted_20_Text"><text:s text:c="2"/>&lt;/lexical-unit&gt;</text:p>
              <text:p text:style-name="Preformatted_20_Text"><text:s text:c="2"/>&lt;sense&gt;</text:p>
              <text:p text:style-name="Preformatted_20_Text"><text:s text:c="4"/>&lt;grammatical-info value="n"/&gt;</text:p>
              <text:p text:style-name="Preformatted_20_Text"><text:s text:c="4"/>&lt;trait name="semantic-domain" value="Nplant"/&gt;</text:p>
              <text:p text:style-name="Preformatted_20_Text"><text:s text:c="4"/>&lt;gloss lang="en"&gt;&lt;text&gt;veg&lt;/text&gt;&lt;/gloss&gt;</text:p>
              <text:p text:style-name="Preformatted_20_Text"><text:s text:c="4"/>&lt;gloss lang="id"&gt;&lt;text&gt;sayur&lt;/text&gt;&lt;/gloss&gt;</text:p>
              <text:p text:style-name="Preformatted_20_Text"><text:s text:c="4"/>&lt;gloss lang="id"&gt;&lt;text&gt;jamu&lt;/text&gt;&lt;/gloss&gt;</text:p>
              <text:p text:style-name="Preformatted_20_Text"><text:s text:c="4"/>&lt;reversal&gt;</text:p>
              <text:p text:style-name="Preformatted_20_Text"><text:s text:c="6"/>&lt;form lang="en"&gt;&lt;text&gt;vegetable&lt;/text&gt;&lt;/form&gt;</text:p>
              <text:p text:style-name="Preformatted_20_Text"><text:s text:c="4"/>&lt;/reversal&gt;</text:p>
              <text:p text:style-name="Preformatted_20_Text"><text:s text:c="4"/>&lt;reversal&gt;</text:p>
              <text:p text:style-name="Preformatted_20_Text"><text:s text:c="6"/>&lt;form lang="en"&gt;&lt;text&gt;mushroom&lt;/text&gt;&lt;/form&gt;</text:p>
              <text:p text:style-name="Preformatted_20_Text"><text:s text:c="4"/>&lt;/reversal&gt;</text:p>
              <text:p text:style-name="Preformatted_20_Text"><text:s text:c="4"/>&lt;definition&gt;&lt;form lang="en"&gt;&lt;text&gt;</text:p>
              <text:p text:style-name="Preformatted_20_Text"><text:s text:c="6"/>non-bulbous edible leafy and stalky plant and fungi</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that the two reversals in this case could have formed a hierarchy:</text:p>
      <text:p text:style-name="Preformatted_20_Text"><text:s text:c="2"/>&lt;reversal&gt;</text:p>
      <text:p text:style-name="Preformatted_20_Text"><text:s text:c="4"/>&lt;form lang=”en”&gt;mushroom&lt;/form&gt;</text:p>
      <text:p text:style-name="Preformatted_20_Text"><text:s text:c="4"/>&lt;main&gt;&lt;form lang="en"&gt;vegetable&lt;/form&gt;&lt;/main&gt;</text:p>
      <text:p text:style-name="Preformatted_20_Text"><text:s text:c="2"/>&lt;/reversal&gt;</text:p>
      <text:p text:style-name="Preformatted_20_Text"/>
      <text:p text:style-name="Standard">Notice also that it is difficult often to align glosses from different languages.</text:p>
      <text:p text:style-name="Heading_20_2">Lexical Relations</text:p>
      <text:p text:style-name="Standard">Lexical relations are relatively straightforward to encode.</text:p>
      <table:table table:name="Table5" table:style-name="Table5">
        <table:table-column table:style-name="Table5.A"/>
        <table:table-column table:style-name="Table5.B"/>
        <table:table-header-rows>
          <table:table-row>
            <table:table-cell table:style-name="Table5.A1" office:value-type="string">
              <text:p text:style-name="Preformatted_20_Text">\lx hete<text:note text:id="ftn9" text:note-class="footnote"><text:note-citation>2</text:note-citation><text:note-body><text:p text:style-name="Footnote">Making Dictionaries, p116</text:p></text:note-body></text:note></text:p>
              <text:p text:style-name="Preformatted_20_Text">\ps vt</text:p>
              <text:p text:style-name="Preformatted_20_Text">\ge cut</text:p>
              <text:p text:style-name="Preformatted_20_Text">\de cut into sections for use</text:p>
              <text:p text:style-name="Preformatted_20_Text">\lf Gen = lata</text:p>
              <text:p text:style-name="Preformatted_20_Text">\le cut</text:p>
              <text:p text:style-name="Preformatted_20_Text">\pd -k</text:p>
              <text:p text:style-name="Preformatted_20_Text"/>
              <text:p text:style-name="Preformatted_20_Text"/>
              <text:p text:style-name="Standard"><text:span text:style-name="T5">hete</text:span> <text:span text:style-name="T1">vt.</text:span> cut into sections for use. <text:span text:style-name="T1">Gen</text:span>: <text:span text:style-name="T8">lata</text:span> ‘cut’. <text:span text:style-name="T1">Prdm</text:span>: <text:span text:style-name="T8">-k</text:span></text:p>
            </table:table-cell>
            <table:table-cell table:style-name="Table5.B1" office:value-type="string">
              <text:p text:style-name="Preformatted_20_Text">&lt;entry id="hete"&gt;</text:p>
              <text:p text:style-name="Preformatted_20_Text"><text:s text:c="2"/>&lt;lexical-unit&gt;</text:p>
              <text:p text:style-name="Preformatted_20_Text"><text:s text:c="4"/>&lt;form lang=”zxx-Latn”&gt;&lt;text&gt;hete&lt;/text&gt;&lt;/form&gt;</text:p>
              <text:p text:style-name="Preformatted_20_Text"><text:s text:c="2"/>&lt;/lexical-unit&gt;</text:p>
              <text:p text:style-name="Preformatted_20_Text"><text:s text:c="2"/>&lt;sense id="hete_"&gt;</text:p>
              <text:p text:style-name="Preformatted_20_Text"><text:s text:c="4"/>&lt;grammatical-info value=”vt”/&gt;</text:p>
              <text:p text:style-name="Preformatted_20_Text"><text:s text:c="4"/>&lt;gloss lang="en"&gt;&lt;text&gt;cut&lt;/text&gt;&lt;/gloss&gt;</text:p>
              <text:p text:style-name="Preformatted_20_Text"><text:s text:c="4"/>&lt;definition&gt;&lt;form lang="en"&gt;&lt;text&gt;</text:p>
              <text:p text:style-name="Preformatted_20_Text"><text:s text:c="6"/>cut into sectios for use</text:p>
              <text:p text:style-name="Preformatted_20_Text"><text:s text:c="4"/>&lt;/text&gt;&lt;/form&gt;&lt;/definition&gt;</text:p>
              <text:p text:style-name="Preformatted_20_Text"><text:s text:c="4"/>&lt;relation relation="gen" sense="lata_"/&gt;</text:p>
              <text:p text:style-name="Preformatted_20_Text"><text:s text:c="2"/>&lt;/sense&gt;</text:p>
              <text:p text:style-name="Preformatted_20_Text"><text:s text:c="2"/>&lt;variant&gt;</text:p>
              <text:p text:style-name="Preformatted_20_Text"><text:s text:c="4"/>&lt;form lang=”zxx-Latn”&gt;&lt;text&gt;hetek&lt;/text&gt;&lt;/form&gt;</text:p>
              <text:p text:style-name="Preformatted_20_Text"><text:s text:c="2"/>&lt;/variant&gt;<text:tab/><text:span text:style-name="comment">&lt;!--no idea what kind of paradigm, so really a free variant--&gt;</text:span></text:p>
              <text:p text:style-name="Preformatted_20_Text">&lt;/entry&gt;</text:p>
            </table:table-cell>
          </table:table-row>
        </table:table-header-rows>
      </table:table>
      <text:p text:style-name="Preformatted_20_Text"/>
      <text:p text:style-name="Standard">But when you add dialect into the mix, things can get more complicated.</text:p>
      <table:table table:name="Table6" table:style-name="Table6">
        <table:table-column table:style-name="Table6.A"/>
        <table:table-column table:style-name="Table6.B"/>
        <table:table-header-rows>
          <table:table-row>
            <table:table-cell table:style-name="Table6.A1" office:value-type="string">
              <text:p text:style-name="Preformatted_20_Text">\lx apu<text:note text:id="ftn10" text:note-class="footnote"><text:note-citation>1</text:note-citation><text:note-body><text:p text:style-name="Footnote">Making Dictionaries, p119</text:p></text:note-body></text:note></text:p>
              <text:p text:style-name="Preformatted_20_Text">\ps n</text:p>
              <text:p text:style-name="Preformatted_20_Text">\ge lime</text:p>
              <text:p text:style-name="Preformatted_20_Text">\re lime ; chalk</text:p>
              <text:p text:style-name="Preformatted_20_Text">\de lime slaked from burning seashells and used as an ingredient in chewing betelnut</text:p>
              <text:p text:style-name="Preformatted_20_Text">\lf synD = ahul</text:p>
              <text:p text:style-name="Preformatted_20_Text">\le Lisela, Rana dialects</text:p>
              <text:p text:style-name="Preformatted_20_Text">\et *apuR</text:p>
              <text:p text:style-name="Preformatted_20_Text">\eg lime, chalk</text:p>
              <text:p text:style-name="Preformatted_20_Text"/>
              <text:p text:style-name="Preformatted_20_Text"/>
              <text:p text:style-name="Preformatted_20_Text"/>
              <text:p text:style-name="Standard"><text:span text:style-name="T5">ahul</text:span> <text:span text:style-name="T1">n.</text:span> lime slaked from burning seashells and used as an ingredient in chewing betelnut. <text:span text:style-name="T1">SynD</text:span>: <text:span text:style-name="T8">ahul</text:span> ‘Lisela, Rana dialects’. <text:span text:style-name="T1">Etym</text:span>: <text:span text:style-name="T8">*apuR</text:span> ‘lime, chalk’.</text:p>
            </table:table-cell>
            <table:table-cell table:style-name="Table6.B1" office:value-type="string">
              <text:p text:style-name="Preformatted_20_Text">&lt;entry id="apu"&gt;</text:p>
              <text:p text:style-name="Preformatted_20_Text"><text:s text:c="2"/>&lt;lexical-unit&gt;</text:p>
              <text:p text:style-name="Preformatted_20_Text"><text:s text:c="4"/>&lt;form lang=”zxx-Latn”&gt;&lt;text&gt;apu&lt;/text&gt;&lt;/form&gt;</text:p>
              <text:p text:style-name="Preformatted_20_Text"><text:s text:c="2"/>&lt;/lexical-unit&gt;</text:p>
              <text:p text:style-name="Preformatted_20_Text"><text:s text:c="2"/>&lt;sense id="apu_"&gt;</text:p>
              <text:p text:style-name="Preformatted_20_Text"><text:s text:c="4"/>&lt;grammatical-info value="n"/&gt;</text:p>
              <text:p text:style-name="Preformatted_20_Text"><text:s text:c="4"/>&lt;gloss lang="en"&gt;&lt;text&gt;lime&lt;/text&gt;&lt;/gloss&gt;</text:p>
              <text:p text:style-name="Preformatted_20_Text"><text:s text:c="4"/>&lt;reversal&gt;</text:p>
              <text:p text:style-name="Preformatted_20_Text"><text:s text:c="6"/>&lt;form lang="en"&gt;&lt;text&gt;lime&lt;/text&gt;&lt;/form&gt;</text:p>
              <text:p text:style-name="Preformatted_20_Text"><text:s text:c="4"/>&lt;/reversal&gt;</text:p>
              <text:p text:style-name="Preformatted_20_Text"><text:s text:c="4"/>&lt;definition&gt;&lt;form lang="en"&gt;&lt;text&gt;</text:p>
              <text:p text:style-name="Preformatted_20_Text"><text:s text:c="6"/>lime slaked from burning seashells and used as an ingredient in chewing betelnut</text:p>
              <text:p text:style-name="Preformatted_20_Text"><text:s text:c="4"/>&lt;/text&gt;&lt;/form&gt;&lt;/definition&gt;</text:p>
              <text:p text:style-name="Preformatted_20_Text"><text:s text:c="4"/>&lt;variant&gt;</text:p>
              <text:p text:style-name="Preformatted_20_Text"><text:s text:c="6"/>&lt;trait name="dialect" value="lisela"/&gt;</text:p>
              <text:p text:style-name="Preformatted_20_Text"><text:s text:c="6"/>&lt;trait name="dialect" value="rana"/&gt;</text:p>
              <text:p text:style-name="Preformatted_20_Text"><text:s text:c="6"/>&lt;form lang=”zxx-Latn”&gt;&lt;text&gt;ahul&lt;/text&gt;&lt;/form&gt;</text:p>
              <text:p text:style-name="Preformatted_20_Text"><text:s text:c="4"/>&lt;/variant&gt;</text:p>
              <text:p text:style-name="Preformatted_20_Text"><text:s text:c="4"/>&lt;etymology type="proto"&gt;</text:p>
              <text:p text:style-name="Preformatted_20_Text"><text:s text:c="6"/>&lt;form lang="x-proto-ind"&gt;&lt;text&gt;apuR&lt;/text&gt;&lt;/form&gt;</text:p>
              <text:p text:style-name="Preformatted_20_Text"><text:s text:c="6"/>&lt;gloss&gt;&lt;form lang="eng"&gt;&lt;text&gt;lime, chalk&lt;/text&gt;&lt;/form&gt;&lt;/gloss&gt;</text:p>
              <text:p text:style-name="Preformatted_20_Text"><text:s text:c="4"/>&lt;/etymology&gt;</text:p>
              <text:p text:style-name="Preformatted_20_Text"><text:s text:c="2"/>&lt;/sense&gt;</text:p>
              <text:p text:style-name="Preformatted_20_Text">&lt;/entry&gt;</text:p>
            </table:table-cell>
          </table:table-row>
        </table:table-header-rows>
      </table:table>
      <text:p text:style-name="Preformatted_20_Text"/>
      <text:p text:style-name="Standard">Notice how the lexical function in the MDF data has been transformed into a variant in LIFT. An alternative which is more probable from an automatic conversion might be:</text:p>
      <text:p text:style-name="Preformatted_20_Text"><text:s text:c="2"/>&lt;relation key="syn" sense="ahul_"&gt;</text:p>
      <text:p text:style-name="Preformatted_20_Text"><text:s text:c="4"/>&lt;type value="dialects" value="lisela"/&gt;</text:p>
      <text:p text:style-name="Preformatted_20_Text"><text:s text:c="4"/>&lt;type value="dialects" value="rana"/&gt;</text:p>
      <text:p text:style-name="Preformatted_20_Text"><text:s text:c="2"/>&lt;/relation&gt;</text:p>
      <text:p text:style-name="Preformatted_20_Text"/>
      <text:p text:style-name="Standard">The problem with this is that <text:span text:style-name="code">ahul</text:span> would need to be in the lexicon with its own entry and sense. But if it is a dialectal variant, it probably has no entry of its own.</text:p>
      <text:p text:style-name="Heading_20_2">Hierarchies</text:p>
      <text:p text:style-name="Standard">Since sense can both form a hierarchy and also not be labelled, it is possible to model the various sense hierarchies that exist.</text:p>
      <table:table table:name="Table7" table:style-name="Table7">
        <table:table-column table:style-name="Table7.A"/>
        <table:table-column table:style-name="Table7.B"/>
        <table:table-header-rows>
          <table:table-row>
            <table:table-cell table:style-name="Table7.A1" office:value-type="string">
              <text:p text:style-name="Preformatted_20_Text">\lx opon<text:note text:id="ftn11" text:note-class="footnote"><text:note-citation>1</text:note-citation><text:note-body><text:p text:style-name="Footnote">Making Dictionaries, p47</text:p></text:note-body></text:note></text:p>
              <text:p text:style-name="Preformatted_20_Text">\ps n</text:p>
              <text:p text:style-name="Preformatted_20_Text">\sn 1a</text:p>
              <text:p text:style-name="Preformatted_20_Text">\ge grand_kin</text:p>
              <text:p text:style-name="Preformatted_20_Text">\de grandparent, grandchild; reciprocal term of plus or minus two generations</text:p>
              <text:p text:style-name="Preformatted_20_Text">\sn 1b</text:p>
              <text:p text:style-name="Preformatted_20_Text">\ge ancestor</text:p>
              <text:p text:style-name="Preformatted_20_Text">\de ancestor, descendent</text:p>
              <text:p text:style-name="Preformatted_20_Text">\sn 2</text:p>
              <text:p text:style-name="Preformatted_20_Text">\ge master</text:p>
              <text:p text:style-name="Preformatted_20_Text">\de master, lord, owner; the one with the say over someone or something</text:p>
            </table:table-cell>
            <table:table-cell table:style-name="Table7.B1" office:value-type="string">
              <text:p text:style-name="Preformatted_20_Text">&lt;entry id="opon"&gt;</text:p>
              <text:p text:style-name="Preformatted_20_Text"><text:s text:c="2"/>&lt;lexical-unit&gt;</text:p>
              <text:p text:style-name="Preformatted_20_Text"><text:s text:c="4"/>&lt;form lang=”zxx-Latn”&gt;&lt;text&gt;opon&lt;/text&gt;&lt;/form&gt;</text:p>
              <text:p text:style-name="Preformatted_20_Text"><text:s text:c="2"/>&lt;/lexical-unit&gt;</text:p>
              <text:p text:style-name="Preformatted_20_Text"><text:s text:c="2"/>&lt;sense id="opon_1a" order="1"&gt;</text:p>
              <text:p text:style-name="Preformatted_20_Text"><text:s text:c="4"/>&lt;grammatical-info value="n"/&gt;</text:p>
              <text:p text:style-name="Preformatted_20_Text"><text:s text:c="4"/>&lt;gloss lang="en"&gt;&lt;text&gt;grand kin&lt;/text&gt;&lt;/gloss&gt;</text:p>
              <text:p text:style-name="Preformatted_20_Text"><text:s text:c="4"/>&lt;definition&gt;&lt;form lang="en"&gt;&lt;text&gt;</text:p>
              <text:p text:style-name="Preformatted_20_Text"><text:s text:c="6"/>grandparent, grandchild; reciprocal term of plus or minus two generations</text:p>
              <text:p text:style-name="Preformatted_20_Text"><text:s text:c="4"/>&lt;/text&gt;&lt;/form&gt;&lt;/definition&gt;</text:p>
              <text:p text:style-name="Preformatted_20_Text"><text:s text:c="4"/>&lt;sense id="opon_1b"&gt;</text:p>
              <text:p text:style-name="Preformatted_20_Text"><text:s text:c="6"/>&lt;grammatical-info value="n"/&gt;</text:p>
              <text:p text:style-name="Preformatted_20_Text"><text:s text:c="6"/>&lt;gloss lang="en"&gt;&lt;text&gt;ancestor&lt;/text&gt;&lt;/gloss&gt;</text:p>
              <text:p text:style-name="Preformatted_20_Text"><text:s text:c="6"/>&lt;definition&gt;&lt;form lang="en"&gt;</text:p>
              <text:p text:style-name="Preformatted_20_Text"><text:s text:c="8"/>&lt;text&gt;ancestor, descendent&lt;/text&gt;</text:p>
              <text:p text:style-name="Preformatted_20_Text"><text:s text:c="6"/>&lt;/form&gt;&lt;/definition&gt;</text:p>
              <text:p text:style-name="Preformatted_20_Text"><text:s text:c="4"/>&lt;/sense&gt;</text:p>
              <text:p text:style-name="Preformatted_20_Text"><text:s text:c="2"/>&lt;/sense&gt;</text:p>
              <text:p text:style-name="Preformatted_20_Text"><text:s text:c="2"/>&lt;sense id="opon_2" order="2"&gt;</text:p>
              <text:p text:style-name="Preformatted_20_Text"><text:s text:c="4"/>&lt;grammatical-info value="n"/&gt;</text:p>
              <text:p text:style-name="Preformatted_20_Text"><text:s text:c="4"/>&lt;gloss lang="en"&gt;&lt;text&gt;master&lt;/text&gt;&lt;/gloss&gt;</text:p>
              <text:p text:style-name="Preformatted_20_Text"><text:s text:c="4"/>&lt;definition&gt;&lt;form lang="en"&gt;&lt;text&gt;</text:p>
              <text:p text:style-name="Preformatted_20_Text"><text:s text:c="6"/>master, lord, owner; the one with the say over someone or something</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ow subsenses are treated as full senses when referenced. Also notice how each sense has its own <text:span text:style-name="code">grammi</text:span>.</text:p>
      <text:p text:style-name="Heading_20_2">Multiple Scripts</text:p>
      <text:p text:style-name="Standard">Why do we have all these seemingly redundant <text:span text:style-name="code">&lt;form&gt;</text:span> tags around the place? They are needed for the situation where one word may be written in multiple scripts. This isn’t a case of different languages or even just extra glosses. We need to acknowledge that the text is identical but is being stored in two or more writing systems. So, for example if a gloss were written with two writing systems, there would not be two glosses but just the one gloss written two different ways. This is different from glosses in two languages where they are effectively two different glosses in two different languages.</text:p>
      <text:p text:style-name="Standard">Note that the Toolbox markup is not pure MDF but it is MDF motivated so you can probably follow along.</text:p>
      <table:table table:name="Table8" table:style-name="Table8">
        <table:table-column table:style-name="Table8.A"/>
        <table:table-column table:style-name="Table8.B"/>
        <table:table-header-rows>
          <table:table-row>
            <table:table-cell table:style-name="Table8.A1" office:value-type="string">
              <text:p text:style-name="Preformatted_20_Text">\lx <text:span text:style-name="T12">jɔ̃dẽ̀</text:span></text:p>
              <text:p text:style-name="Preformatted_20_Text">\lxt ยองเด่ง</text:p>
              <text:p text:style-name="Preformatted_20_Text">\dia Ratburi</text:p>
              <text:p text:style-name="Preformatted_20_Text">\a <text:span text:style-name="T12">jə̀ŋɗɐ̃̀ʲ</text:span></text:p>
              <text:p text:style-name="Preformatted_20_Text">\ps N</text:p>
              <text:p text:style-name="Preformatted_20_Text">\gt เอว</text:p>
              <text:p text:style-name="Preformatted_20_Text">\ge waist</text:p>
              <text:p text:style-name="Preformatted_20_Text">\so lang1.42.6</text:p>
              <text:p text:style-name="Preformatted_20_Text">\sd body</text:p>
              <text:p text:style-name="Preformatted_20_Text">\dat 21/Feb/2003</text:p>
            </table:table-cell>
            <table:table-cell table:style-name="Table8.B1" office:value-type="string">
              <text:p text:style-name="Preformatted_20_Text">&lt;entry id="<text:span text:style-name="T12">jɔ̃dẽ̀</text:span>"&gt;</text:p>
              <text:p text:style-name="Preformatted_20_Text"><text:s text:c="2"/>&lt;lexical-unit&gt;</text:p>
              <text:p text:style-name="Preformatted_20_Text"><text:s text:c="4"/>&lt;form lang="zxx-fonipa"&gt;&lt;text&gt;<text:span text:style-name="T12">jɔ̃de</text:span>&lt;/text&gt;&lt;/form&gt;</text:p>
              <text:p text:style-name="Preformatted_20_Text"><text:s text:c="4"/>&lt;form lang="zxx-Thai"&gt;&lt;text&gt;ยองเด่ง&lt;/text&gt;&lt;/form&gt;</text:p>
              <text:p text:style-name="Preformatted_20_Text"><text:s text:c="2"/>&lt;/lexical-unit&gt;</text:p>
              <text:p text:style-name="Preformatted_20_Text"><text:s text:c="2"/>&lt;variant&gt;</text:p>
              <text:p text:style-name="Preformatted_20_Text"><text:s text:c="4"/>&lt;trait name="dialects" value="Ratburi"/&gt;</text:p>
              <text:p text:style-name="Preformatted_20_Text"><text:s text:c="4"/>&lt;form lang="zxx-fonipa"&gt;&lt;text&gt;<text:span text:style-name="T12">jə̀ŋɗɐ̃̀ʲ</text:span>&lt;/text&gt;&lt;/form&gt;</text:p>
              <text:p text:style-name="Preformatted_20_Text"><text:s text:c="2"/>&lt;/variant&gt;</text:p>
              <text:p text:style-name="Preformatted_20_Text"><text:s text:c="2"/>&lt;sense id="<text:span text:style-name="T12">jɔ̃dẽ̀</text:span>_" dateCreated="2003-02-21"&gt;</text:p>
              <text:p text:style-name="Preformatted_20_Text"><text:s text:c="4"/>&lt;grammatical-info value="N"/&gt;</text:p>
              <text:p text:style-name="Preformatted_20_Text"><text:s text:c="4"/>&lt;gloss lang="th"&gt;&lt;text&gt;เอว&lt;/text&gt;&lt;/gloss&gt;</text:p>
              <text:p text:style-name="Preformatted_20_Text"><text:s text:c="4"/>&lt;gloss lang="en"&gt;&lt;text&gt;waist&lt;/text&gt;&lt;/gloss&gt;</text:p>
              <text:p text:style-name="Preformatted_20_Text"><text:s text:c="4"/>&lt;note type="source"&gt;&lt;form lang="en"&gt;&lt;text&gt;</text:p>
              <text:p text:style-name="Preformatted_20_Text"><text:s text:c="6"/>lang1.42.6</text:p>
              <text:p text:style-name="Preformatted_20_Text"><text:s text:c="4"/>&lt;/text&gt;&lt;/form&gt;&lt;/note&gt;</text:p>
              <text:p text:style-name="Preformatted_20_Text"><text:s text:c="4"/>&lt;trait name="semantic-domain" value="body"/&gt;</text:p>
              <text:p text:style-name="Preformatted_20_Text"><text:s text:c="2"/>&lt;/sense&gt;</text:p>
              <text:p text:style-name="Preformatted_20_Text">&lt;/entry&gt;</text:p>
            </table:table-cell>
          </table:table-row>
        </table:table-header-rows>
      </table:table>
      <text:p text:style-name="Standard"/>
      <text:h text:style-name="Heading_20_1" text:outline-level="1">Implementation</text:h>
      <text:p text:style-name="Standard">This section examines various issues regarding the implementation of applications that may use LIFT.</text:p>
      <text:p text:style-name="Heading_20_2">Lift Conformance</text:p>
      <text:p text:style-name="Standard">Conformance to LIFT calls for a relatively high level of structural and semantic integrity from a lexical database. It is unlikely that a source database will be structured to allow for a single pass generation of LIFT. We discuss how feasible generating LIFT in a single pass is. Then we look at approaches for a two stage process. Following that we examine some parsing issues with LIFT when converting back to say an MDF based database.</text:p>
      <text:p text:style-name="Heading_20_2">Single Pass Generation</text:p>
      <text:p text:style-name="Standard">Given all the <text:span text:style-name="code">id</text:span>s and <text:span text:style-name="code">refid</text:span>s, is it possible to generate a LIFT file in a single pass from some kind of database processing each record in sequence (rather than making random access into the database)? This question raises a number of issues we will discuss here.</text:p>
      <text:h text:style-name="Heading_20_3" text:outline-level="3">Refid generation</text:h>
      <text:p text:style-name="Standard">The generalised approach to <text:span text:style-name="code">refid</text:span> generation is to hold the <text:span text:style-name="code">id</text:span> for each entry and sense in the entry or sense and then to look it up when one needs to refer to it. For a single pass system, this can work if <text:span text:style-name="code">refid</text:span> is created when first referred to or the entry or sense is output. But keeping track of <text:span text:style-name="code">refid</text:span>s can be problematic in some systems.</text:p>
      <text:p text:style-name="Standard">One powerful way of working with <text:span text:style-name="code">refid</text:span>s is via <text:span text:style-name="code">refid</text:span> munging. This is where there is an algorithmic relationship between the primary lexical form and the homograph number of an entry and its <text:span text:style-name="code">refid</text:span>. For example <text:span text:style-name="code">"test:1</text:span>" or if there is no homograph number then remove the <text:span text:style-name="code">":"</text:span> as well, resulting in: <text:span text:style-name="code">"test"</text:span>. Moving on to a sense based <text:span text:style-name="code">refid</text:span>, we can simply add the <text:span text:style-name="code">sense</text:span> label after a <text:span text:style-name="code">"_"</text:span>, as in: <text:span text:style-name="code">"test:1_2"</text:span>. This way when converting between data sets that do not have specific references but do store the information necessary to build such references there is no need to store a map during conversion or to deal with forward references by multiple passes over the data. Notice also that it is only during file generation that such munging is needed, a reader just uses the <text:span text:style-name="code">refid</text:span>s it is given. Therefore a particular application may use any system of <text:span text:style-name="code">refid</text:span> generation it wants. For example it could just be a record number or GUID.</text:p>
      <text:h text:style-name="Heading_20_3" text:outline-level="3">Generating LIFT</text:h>
      <text:p text:style-name="Standard">Given that the header information and list of range-elements, etc. has to go at the beginning of a file, is it possible to generate a fully specified LIFT file in a single pass?</text:p>
      <text:p text:style-name="Standard">It would certainly be possible to generate such a file if the header information were stored at the end of the file rather than the beginning, but it needs to be at the beginning to aid applications reading LIFT. One approach, though, is to store the header information in another file that is referenced via an <text:span text:style-name="code">include</text:span> element with a fixed name, that can be generated easily during the main output. The header information may then be output at the end into the referenced file and everyone is happy!</text:p>
      <text:h text:style-name="Heading_20_3" text:outline-level="3">Subentries</text:h>
      <text:p text:style-name="Standard">As stated in the example there are different ways of modelling subentry relationships. The one used in LIFT allows for the greatest flexibility whilst also keeping subentries as full entries. In cases where the source data has subentries stored with the main entry, generation of the list of subentry keys is not difficult in a single pass. In the case where subentries reference their main entry and the main entry has no knowledge of the subentry, it is not possible to generate a full model in a single pass, instead a program will need to generate the necessary lists and add them to the senses of the main entries.</text:p>
      <text:p text:style-name="Heading_20_2">Multiple Passes</text:p>
      <text:p text:style-name="Standard">While it is possible in a single pass to generate full LIFT, it is probable that there will be something that is not achievable in a single pass. Instead one approach is for the primary export to generate something as close to LIFT as it can and for it to pass other information using fields. Then a second process can take this intermediate format and generate full LIFT from it. The two processes will have to be designed to work together. But it should be possible to design the backend process fairly generically and make it useful for various export routines and intermediate models.</text:p>
      <text:p text:style-name="Standard">For example, an export process from Toolbox might generate nearly complete LIFT but with the following functions passed to a second process.</text:p>
      <text:list text:style-name="L6">
        <text:list-item>
          <text:p text:style-name="P16">Creation of subentry reference lists</text:p>
        </text:list-item>
        <text:list-item>
          <text:p text:style-name="P16">Split morphological segments into separate lexical relational elements</text:p>
        </text:list-item>
      </text:list>
      <text:p text:style-name="Heading_20_2">Roundtrip Requirements</text:p>
      <text:p text:style-name="Standard">It is impossible to have a file format that can at the same time store anything that an application may potentially want to store using that file format, and that can be completely stored by most applications, interpreted to something meaningful and regenerated in a helpful way. This is why the specification of LIFT has started out with a limited number of extensible types. The aim is that all applications will be able to store unexpected information that use these types (<text:span text:style-name="code">field</text:span>, <text:span text:style-name="code">flag</text:span>, <text:span text:style-name="code">date-class</text:span>) even if they make no effort to interpret the information. It is also designed that the semantics of these types are not dependent on other content in the parent changing. I’m sure someone can come up with such semantics, but they should be aware that if they do that then any other program that roundtrips their data may well break their semantics.</text:p>
      <text:p text:style-name="Standard">This specifically precludes complex linkages between elements beyond those specified within LIFT itself. If you need some more linkages you will need to negotiate for an improved LIFT spec. This is an area of LIFT that could do with some more work, unsurprisingly.</text:p>
      <text:p text:style-name="Heading_20_2">Merging XML</text:p>
      <text:p text:style-name="Standard">Merging XML files is a notoriously difficult thing to do. In addition, since there is nowhere in LIFT where element order is significant, except perhaps that the <text:span text:style-name="code">header</text:span> occurs first and within <text:span text:style-name="code">span</text:span>s, this can be both a blessing and a curse. LIFT elements are designed to be keyed off their attributes with only a few elements having problems in this area: <text:span text:style-name="code">phonetic</text:span> and <text:span text:style-name="code">variant</text:span>. Merging involves synchronizing key elements across versions of the file you are merging. So it is important that <text:span text:style-name="code">id</text:span> attributes keep the same values across versions of the data files.</text:p>
      <text:h text:style-name="Heading_20_1" text:outline-level="1">Change History</text:h>
      <text:p text:style-name="Heading_20_2">Initial Development</text:p>
      <text:p text:style-name="Standard">0.2<text:tab/><text:tab/>MJPH<text:tab/><text:tab/>18/Jul/2006<text:tab/><text:tab/>Added versioning and change history</text:p>
      <text:p text:style-name="Standard">0.2.1<text:tab/>MJPH<text:tab/><text:tab/>19/Jul/2006<text:tab/><text:tab/>Tidy up refid description, add partial conformance <text:tab/><text:tab/><text:tab/><text:tab/><text:tab/><text:tab/><text:tab/><text:tab/><text:tab/><text:tab/><text:tab/>requirements.</text:p>
      <text:p text:style-name="Standard">0.3<text:tab/><text:tab/>MJPH<text:tab/><text:tab/>24/Jul/2006<text:tab/><text:tab/>Add <text:span text:style-name="code">style</text:span> and friends. Move <text:span text:style-name="T13">include</text:span> from <text:span text:style-name="code">ranges</text:span> to <text:tab/><text:tab/><text:tab/><text:tab/><text:tab/><text:tab/><text:tab/><text:tab/><text:tab/><text:tab/><text:span text:style-name="code">header</text:span>. Tidied up issues. Time is optional.</text:p>
      <text:p text:style-name="Standard">0.3.1<text:tab/>MJPH<text:tab/><text:tab/>25/Jul/2006<text:tab/><text:tab/>Move borrowed to its own range-set.</text:p>
      <text:p text:style-name="Standard">0.4<text:tab/><text:tab/>MJPH<text:tab/><text:tab/>27/Jul/2006<text:tab/><text:tab/>renamed <text:span text:style-name="code">time</text:span> to <text:span text:style-name="code">datetime</text:span>, <text:span text:style-name="code">unicode</text:span> to <text:span text:style-name="code">text</text:span>. Removed <text:tab/><text:tab/><text:tab/><text:tab/><text:tab/><text:tab/><text:tab/><text:tab/><text:tab/><text:tab/>pictures from <text:span text:style-name="code">span</text:span>s.</text:p>
      <text:p text:style-name="Standard">0.5<text:tab/><text:tab/>MJPH<text:tab/><text:tab/>2/Aug/2006<text:tab/><text:tab/>Remove <text:span text:style-name="code">paradigm</text:span>, add <text:span text:style-name="code">extensible</text:span> and refactor. Add <text:tab/><text:tab/><text:tab/><text:tab/><text:tab/><text:tab/><text:tab/><text:tab/><text:tab/><text:tab/>implementation section. Remove <text:span text:style-name="code">LIFT.meta</text:span>. Create <text:tab/><text:tab/><text:tab/><text:tab/><text:tab/><text:tab/><text:tab/><text:tab/><text:tab/><text:tab/><text:tab/><text:span text:style-name="code">sdomains</text:span>. Remove <text:span text:style-name="code">pattern</text:span> and <text:span text:style-name="code">tone</text:span> from <text:span text:style-name="code">phonetic</text:span>. <text:tab/><text:tab/><text:tab/><text:tab/><text:tab/><text:tab/><text:tab/><text:tab/><text:tab/><text:tab/><text:span text:style-name="code">field</text:span> is beefier now.</text:p>
      <text:p text:style-name="Standard">0.6<text:tab/><text:tab/>MJPH<text:tab/><text:tab/>14/Sep/2006<text:tab/>Remove <text:span text:style-name="code">allomorph</text:span>, <text:span text:style-name="code">style</text:span> stuff and <text:span text:style-name="code">sdomains</text:span>. <text:tab/><text:tab/><text:tab/><text:tab/><text:tab/><text:tab/><text:tab/><text:tab/><text:tab/><text:tab/><text:tab/><text:tab/><text:span text:style-name="code">multitext</text:span> is now single language. Make <text:span text:style-name="code">form</text:span> optional.</text:p>
      <text:p text:style-name="Standard">0.7<text:tab/><text:tab/>MJPH<text:tab/><text:tab/>18/Dec/2006<text:tab/>Remove <text:span text:style-name="code">xml:lang</text:span>, <text:span text:style-name="code">script</text:span>, <text:span text:style-name="code">gloss</text:span>, <text:span text:style-name="code">date</text:span> add <text:span text:style-name="code">annotation</text:span>, <text:tab/><text:tab/><text:tab/><text:tab/><text:tab/><text:tab/><text:tab/><text:tab/><text:tab/><text:span text:style-name="code">@dateCreated</text:span>, <text:span text:style-name="code">@dateModified</text:span> <text:tab/>change semantics of <text:tab/><text:tab/><text:tab/><text:tab/><text:tab/><text:tab/><text:tab/><text:tab/><text:tab/><text:tab/><text:span text:style-name="code">@lang</text:span>.</text:p>
      <text:p text:style-name="Standard">0.7.1<text:tab/>MJPH<text:tab/><text:tab/>19/Dec/2006<text:tab/><text:span text:style-name="code">datetime</text:span> changed ZZZZ to zzzz.</text:p>
      <text:p text:style-name="Standard">0.8<text:tab/><text:tab/>MJPH<text:tab/><text:tab/>9/Mar/2007<text:tab/><text:tab/>Remove header into an optionally referenced section file.<text:line-break/><text:tab/><text:tab/><text:tab/><text:tab/><text:tab/><text:tab/><text:tab/><text:tab/><text:tab/>Remove <text:span text:style-name="code">@script</text:span> and just use <text:span text:style-name="code">@lang</text:span> everywhere.</text:p>
      <text:p text:style-name="Standard">0.9<text:tab/><text:tab/>MJPH<text:tab/><text:tab/>14/Mar/2007<text:tab/>Lots of minor changes to element names. <text:span text:style-name="code">form</text:span> no longer <text:tab/><text:tab/><text:tab/><text:tab/><text:tab/><text:tab/><text:tab/><text:tab/><text:tab/>optional. Tighten up ambiguities and looseness, <text:tab/><text:tab/><text:tab/><text:tab/><text:tab/><text:tab/><text:tab/><text:tab/><text:tab/><text:tab/><text:tab/><text:tab/>particularly around <text:span text:style-name="code">span</text:span>. <text:span text:style-name="code">trait</text:span>s contain <text:span text:style-name="code">annotation</text:span>s.<text:line-break/><text:tab/><text:tab/><text:tab/><text:tab/><text:tab/><text:tab/><text:tab/><text:tab/><text:tab/>Hopefully ready for public review now and for testing <text:tab/><text:tab/><text:tab/><text:tab/><text:tab/><text:tab/><text:tab/><text:tab/><text:tab/><text:tab/>against real, hard data. Removed <text:span text:style-name="code">subentry</text:span>.</text:p>
      <text:p text:style-name="Standard">0.9.1<text:tab/>MJPH<text:tab/><text:tab/>21/Mar/2007<text:tab/><text:span text:style-name="code">gloss</text:span> is now a <text:span text:style-name="code">form</text:span>. <text:span text:style-name="code">multitext</text:span> takes <text:span text:style-name="code">trait</text:span>. Other minor <text:tab/><text:tab/><text:tab/><text:tab/><text:tab/><text:tab/><text:tab/><text:tab/><text:tab/>tidy ups. Add <text:span text:style-name="code">entry/@guid</text:span> and <text:span text:style-name="code">lift/@producer</text:span>. </text:p>
      <text:p text:style-name="Standard">0.10<text:tab/>MJPH<text:tab/><text:tab/>27/Mar/2007<text:tab/>Rename <text:span text:style-name="code">text</text:span> to <text:span text:style-name="code">PCDATA</text:span> and add the <text:span text:style-name="code">text</text:span> element <text:tab/><text:tab/><text:tab/><text:tab/><text:tab/><text:tab/><text:tab/><text:tab/><text:tab/><text:tab/><text:tab/>allowing <text:span text:style-name="code">form</text:span>s to take <text:span text:style-name="code">trait</text:span>s. Tidy up some <text:tab/><text:tab/><text:tab/><text:tab/><text:tab/><text:tab/><text:tab/><text:tab/><text:tab/><text:tab/><text:tab/><text:tab/>inconsistencies between the diagrams and the 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1pt" fo:language="en" fo:country="US" style:font-name-asian="Times New Roman" style:font-size-asian="11pt" style:font-name-complex="Times" style:font-size-complex="10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2098in" fo:margin-bottom="0.0799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master-page-name="" style:default-outline-level="1">
      <style:paragraph-properties fo:margin-top="0in" fo:margin-bottom="0.1201in" fo:keep-together="always" fo:hyphenation-ladder-count="no-limit" fo:break-before="page" fo:keep-with-next="always"/>
      <style:text-properties style:font-name="Arial" fo:font-size="16pt" fo:font-weight="bold" style:font-size-asian="16pt" style:font-weight-asian="bold" fo:hyphenate="false" fo:hyphenation-remain-char-count="2" fo:hyphenation-push-char-count="2"/>
    </style:style>
    <style:style style:name="Heading_20_2" style:display-name="Heading 2" style:family="paragraph" style:parent-style-name="Heading_20_1" style:next-style-name="Standard" style:class="text" style:master-page-name="">
      <style:paragraph-properties fo:margin-top="0.2098in" fo:margin-bottom="0.0799in" fo:break-before="auto" fo:break-after="auto"/>
      <style:text-properties fo:font-size="12pt" style:font-size-asian="12pt"/>
    </style:style>
    <style:style style:name="Heading_20_3" style:display-name="Heading 3" style:family="paragraph" style:parent-style-name="Standard" style:next-style-name="Standard" style:class="text" style:default-outline-level="3">
      <style:paragraph-properties fo:margin-top="0.1402in" fo:margin-bottom="0.0598in" fo:keep-with-next="always"/>
      <style:text-properties style:font-name="Arial" fo:font-size="10pt" fo:font-weight="bold" style:letter-kerning="true" style:font-size-asian="10pt" style:font-weight-asian="bold" style:font-weight-complex="bold"/>
    </style:style>
    <style:style style:name="Heading_20_4" style:display-name="Heading 4" style:family="paragraph" style:parent-style-name="Standard" style:next-style-name="Standard" style:class="text" style:default-outline-level="4">
      <style:paragraph-properties fo:margin-top="0.0402in" fo:margin-bottom="0in" fo:keep-with-next="always"/>
      <style:text-properties style:font-name="Arial" fo:font-size="10pt" style:letter-kerning="true" style:font-size-asian="10pt"/>
    </style:style>
    <style:style style:name="Heading_20_5" style:display-name="Heading 5" style:family="paragraph" style:parent-style-name="Standard" style:next-style-name="Standard" style:class="text" style:default-outline-level="5">
      <style:paragraph-properties fo:margin-top="0.0417in" fo:margin-bottom="0.0417in"/>
      <style:text-properties style:font-name="Arial" fo:font-style="italic" style:letter-kerning="true" style:font-style-asian="italic"/>
    </style:style>
    <style:style style:name="Heading_20_6" style:display-name="Heading 6" style:family="paragraph" style:parent-style-name="Standard" style:next-style-name="Standard" style:class="text" style:default-outline-level="6">
      <style:paragraph-properties fo:margin-top="0in" fo:margin-bottom="0.0417in"/>
      <style:text-properties style:font-name="Arial" fo:font-size="10pt" fo:font-style="italic" style:letter-kerning="true" style:font-size-asian="10pt" style:font-style-asian="italic"/>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top="0in" fo:margin-bottom="0.0835in">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Arial"/>
    </style:style>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top="0.0799in" fo:margin-bottom="0.0799in"/>
    </style:style>
    <style:style style:name="Footnote" style:family="paragraph" style:parent-style-name="Standard" style:class="extra">
      <style:paragraph-properties fo:margin-left="0.1in" fo:margin-right="0in" fo:text-indent="-0.1in" style:auto-text-indent="false"/>
      <style:text-properties fo:font-size="9.5pt" style:font-size-asian="9.5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5.8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6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5.477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top="0in" fo:margin-bottom="0in" fo:line-height="0.15in"/>
      <style:text-properties style:font-name="Courier New" fo:font-size="9pt" style:font-name-asian="Courier New" style:font-size-asian="9pt" style:font-name-complex="Courier New" style:font-size-complex="9pt"/>
    </style:style>
    <style:style style:name="Paper_20_Title" style:display-name="Paper Title" style:family="paragraph" style:parent-style-name="Standard">
      <style:paragraph-properties fo:margin-top="0.4165in" fo:margin-bottom="0in"/>
      <style:text-properties style:font-name="Arial" fo:font-size="17pt" fo:font-weight="bold" style:font-size-asian="17pt" style:font-weight-asian="bold"/>
    </style:style>
    <style:style style:name="Paper_20_Subtitle" style:display-name="Paper Subtitle" style:family="paragraph" style:parent-style-name="Paper_20_Title">
      <style:paragraph-properties fo:margin-top="0in" fo:margin-bottom="0in"/>
      <style:text-properties fo:font-weight="normal" style:font-weight-asian="normal"/>
    </style:style>
    <style:style style:name="Author" style:family="paragraph" style:parent-style-name="Standard">
      <style:paragraph-properties fo:margin-top="0.1665in" fo:margin-bottom="0.8335in"/>
      <style:text-properties fo:font-style="italic" style:font-style-asian="italic"/>
    </style:style>
    <style:style style:name="Biblio_20_Entry" style:display-name="Biblio Entry" style:family="paragraph" style:parent-style-name="Standard">
      <style:paragraph-properties fo:margin-left="0.25in" fo:margin-right="0in" fo:text-indent="-0.25in" style:auto-text-indent="false"/>
    </style:style>
    <style:style style:name="Source_20_Code" style:display-name="Source Code" style:family="paragraph" style:parent-style-name="Standard">
      <style:paragraph-properties fo:margin-left="0.25in" fo:margin-right="0in" fo:margin-top="0in" fo:margin-bottom="0in" fo:text-indent="0in" style:auto-text-indent="false"/>
      <style:text-properties fo:color="#000000" style:font-name="Courier New1" fo:font-size="9pt" style:font-size-asian="9pt"/>
    </style:style>
    <style:style style:name="Abstract_20_Text" style:display-name="Abstract Text" style:family="paragraph" style:parent-style-name="Standard">
      <style:paragraph-properties fo:margin-left="0.5in" fo:margin-right="0.5in" fo:text-indent="0in" style:auto-text-indent="false"/>
    </style:style>
    <style:style style:name="Abstract_20_Heading" style:display-name="Abstract Heading" style:family="paragraph" style:parent-style-name="Heading_20_3">
      <style:paragraph-properties fo:margin-left="0.5in" fo:margin-right="0in" fo:text-indent="0in" style:auto-text-indent="false"/>
    </style:style>
    <style:style style:name="Table_20_Header" style:display-name="Table Header" style:family="paragraph" style:parent-style-name="Standard">
      <style:paragraph-properties fo:margin-top="0.028in" fo:margin-bottom="0.028in"/>
      <style:text-properties style:font-name="Arial" fo:font-size="10pt" fo:letter-spacing="-0.0071in" fo:font-weight="bold" style:font-size-asian="10pt" style:font-weight-asian="bold"/>
    </style:style>
    <style:style style:name="Table_20_Entry" style:display-name="Table Entry" style:family="paragraph" style:parent-style-name="Table_20_Header">
      <style:text-properties style:font-name="Arial" fo:font-weight="normal" style:font-weight-asian="normal"/>
    </style:style>
    <style:style style:name="Table_20_Caption" style:display-name="Table Caption" style:family="paragraph" style:parent-style-name="Standard" style:next-style-name="Standard">
      <style:paragraph-properties fo:margin-top="0in" fo:margin-bottom="0.1665in"/>
      <style:text-properties style:font-name="Arial" fo:font-size="10pt" style:letter-kerning="true" style:font-size-asian="10pt"/>
    </style:style>
    <style:style style:name="AttribDesc" style:family="paragraph" style:parent-style-name="Standard" style:next-style-name="Standard" style:class="text">
      <style:paragraph-properties fo:margin-left="1in" fo:margin-right="0in" fo:text-indent="-0.6598in" style:auto-text-indent="false">
        <style:tab-stops/>
      </style:paragraph-properties>
    </style:style>
    <style:style style:name="Indented" style:family="paragraph" style:parent-style-name="Standard" style:class="text" style:master-page-name="">
      <style:paragraph-properties fo:margin-left="1in" fo:margin-right="0in" fo:text-indent="0in"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Courier New" style:font-name-asian="Courier New" style:font-name-complex="Courier New"/>
    </style:style>
    <style:style style:name="Default_20_Paragraph_20_Font" style:display-name="Default Paragraph Font" style:family="text"/>
    <style:style style:name="Keyword" style:family="text" style:parent-style-name="Default_20_Paragraph_20_Font">
      <style:text-properties style:font-name="Arial" fo:font-size="10pt" fo:letter-spacing="-0.0071in" fo:font-weight="bold" style:font-size-asian="10pt" style:font-weight-asian="bold"/>
    </style:style>
    <style:style style:name="Keystroke" style:family="text" style:parent-style-name="Default_20_Paragraph_20_Font">
      <style:text-properties fo:font-size="8pt" style:font-size-asian="8pt"/>
    </style:style>
    <style:style style:name="code" style:family="text" style:parent-style-name="Default_20_Paragraph_20_Font">
      <style:text-properties style:font-name="Courier New1" fo:font-size="9pt" style:font-size-asian="9pt"/>
    </style:style>
    <style:style style:name="comment" style:family="text">
      <style:text-properties style:font-name="DejaVu Sans Condensed" fo:font-size="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T1" style:family="text">
      <style:text-properties fo:font-size="8pt" style:font-size-asian="8pt"/>
    </style:style>
    <style:style style:name="T2" style:family="text" style:parent-style-name="Page_20_Number">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style style:name="T5" style:family="text" style:parent-style-name="Page_20_Number">
      <style:text-properties fo:font-size="6pt" style:font-size-asian="6pt"/>
    </style:style>
    <style:page-layout style:name="pm1">
      <style:page-layout-properties fo:page-width="8.2701in" fo:page-height="11.6902in" style:num-format="1" style:print-orientation="portrait" fo:margin-top="0.5in" fo:margin-bottom="0.65in" fo:margin-left="1.2in" fo:margin-right="1.2in" style:shadow="none" fo:background-color="transparent" style:writing-mode="lr-tb" style:layout-grid-color="#c0c0c0" style:layout-grid-lines="37" style:layout-grid-base-height="0.1528in" style:layout-grid-ruby-height="0.0972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style:dynamic-spacing="false"/>
      </style:header-style>
      <style:footer-style>
        <style:header-footer-properties fo:min-height="0.35in" fo:margin-left="0in" fo:margin-right="0in" fo:margin-top="0.3098in" style:dynamic-spacing="true"/>
      </style:footer-style>
    </style:page-layout>
    <style:page-layout style:name="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106">
      <number:month number:style="long" number:textual="true"/>
      <number:text> </number:text>
      <number:day number:style="long"/>
      <number:text>, </number:text>
      <number:year number:style="long"/>
    </number:date-style>
  </office:automatic-styles>
  <office:master-styles>
    <style:master-page style:name="Standard" style:page-layout-name="pm1">
      <style:header>
        <text:p text:style-name="P1">DRAFT</text:p>
      </style:header>
      <style:footer>
        <text:p text:style-name="P2"><text:span text:style-name="T1"><text:line-break/></text:span><text:span text:style-name="T1"><text:title>Lexicon Interchange Format</text:title></text:span><text:span text:style-name="T1"> <text:s text:c="2"/></text:span><text:span text:style-name="T2">Page </text:span><text:span text:style-name="T2"><text:page-number text:select-page="current">32</text:page-number></text:span><text:span text:style-name="T2"> of </text:span><text:span text:style-name="T2"><text:page-count style:num-format="1">32</text:page-count></text:span><text:span text:style-name="T2"><text:tab/></text:span><text:span text:style-name="T3">DRAFT</text:span></text:p>
        <text:p text:style-name="P2"><text:span text:style-name="T4"><text:initial-creator>Martin Hosken</text:initial-creator></text:span><text:span text:style-name="T4"> <text:s text:c="2"/></text:span><text:span text:style-name="T5"><text:print-date style:data-style-name="N106">August 02, 2006</text:print-date></text:span><text:span text:style-name="T5"> <text:s text:c="2"/>Rev: </text:span><text:span text:style-name="T5"><text:editing-cycles>345</text:editing-cycles></text:span></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Lexicon Interchange Format</dc:title>
    <dc:subject>A Description</dc:subject>
    <meta:initial-creator>Martin Hosken</meta:initial-creator>
    <meta:creation-date>2006-07-07T09:27:58</meta:creation-date>
    <dc:creator>Martin Hosken</dc:creator>
    <dc:date>2007-03-27T14:46:15</dc:date>
    <meta:printed-by>Martin Hosken</meta:printed-by>
    <meta:print-date>2006-08-02T10:34:15</meta:print-date>
    <dc:language>en-US</dc:language>
    <meta:editing-cycles>345</meta:editing-cycles>
    <meta:editing-duration>P7DT12H27M44S</meta:editing-duration>
    <meta:template xlink:type="simple" xlink:actuate="onRequest" xlink:role="template" xlink:href="../../../.openoffice.org2/user/template/NRSI_StandardA4.ott" xlink:title="NRSI_StandardA4" meta:date="2006-07-07T09:27:58"/>
    <meta:user-defined meta:name="Info 1"/>
    <meta:user-defined meta:name="Info 2"/>
    <meta:user-defined meta:name="Info 3"/>
    <meta:user-defined meta:name="Info 4"/>
    <meta:document-statistic meta:table-count="8" meta:image-count="4" meta:object-count="0" meta:page-count="32" meta:paragraph-count="820" meta:word-count="9970" meta:character-count="60491"/>
  </office:meta>
</office:document-meta>
</file>